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fda65" officeooo:paragraph-rsid="001fda65" style:font-size-asian="15pt" style:font-size-complex="15pt"/>
    </style:style>
    <style:style style:name="P2" style:family="paragraph" style:parent-style-name="Preformatted_20_Text">
      <style:text-properties fo:font-size="15pt" officeooo:rsid="001fda65" officeooo:paragraph-rsid="00218a9b" style:font-size-asian="15pt" style:font-size-complex="15pt"/>
    </style:style>
    <style:style style:name="P3" style:family="paragraph" style:parent-style-name="Preformatted_20_Text">
      <style:text-properties fo:font-size="12pt" officeooo:rsid="001fda65" officeooo:paragraph-rsid="001fda65" style:font-size-asian="12pt" style:font-size-complex="12pt"/>
    </style:style>
    <style:style style:name="P4" style:family="paragraph" style:parent-style-name="Preformatted_20_Text">
      <style:paragraph-properties fo:break-before="page"/>
      <style:text-properties fo:font-size="15pt" officeooo:rsid="001fda65" officeooo:paragraph-rsid="001fda65" style:font-size-asian="15pt" style:font-size-complex="15pt"/>
    </style:style>
    <style:style style:name="P5" style:family="paragraph" style:parent-style-name="Footer">
      <style:text-properties officeooo:rsid="001fda65" officeooo:paragraph-rsid="001fda65"/>
    </style:style>
    <style:style style:name="T1" style:family="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63 春梅01</text:p>
        <text:p text:style-name="P1"/>
        <text:p text:style-name="P1">一九二空年代，</text:p>
        <text:p text:style-name="P1">It kiú jī khòng nî-tāi, </text:p>
        <text:p text:style-name="P1"/>
        <text:p text:style-name="P1">歐洲因為第一改世界大戰，</text:p>
        <text:p text:style-name="P1">Au-tsiu in-uī tē-it kái sè-kài tāi-tsiàn, </text:p>
        <text:p text:style-name="P1"/>
        <text:p text:style-name="P1">元氣大傷，</text:p>
        <text:p text:style-name="P1">guân-khì tuā siong, </text:p>
        <text:p text:style-name="P1"/>
        <text:p text:style-name="P1">西方強權地位受著質疑，</text:p>
        <text:p text:style-name="P1">se-hong kiông-khuân tē-uī siū tio̍h tsit-gî, </text:p>
        <text:p text:style-name="P1"/>
        <text:p text:style-name="P1">東方的日本，</text:p>
        <text:p text:style-name="P1">tang-hong ê Ji̍t-pún, </text:p>
        <text:p text:style-name="P1"/>
        <text:p text:style-name="P1">軍國主義就趁這个機會衝起來，</text:p>
        <text:p text:style-name="P1">kun-kok tsú-gī tō thàn tsit ê ki-huē tshìng --khí-lâi, </text:p>
        <text:p text:style-name="P1"/>
        <text:p text:style-name="P1">當時日本殖民的臺灣經濟，</text:p>
        <text:p text:style-name="P1">tong-sî Ji̍t-pún si̍t-bîn ê Tâi-uân king-tsè, </text:p>
        <text:p text:style-name="P1"/>
        <text:p text:style-name="P1">發展非常好，</text:p>
        <text:p text:style-name="P1">huat-tián hui-siông hó, </text:p>
        <text:p text:style-name="P1"/>
        <text:p text:style-name="P1">為著供應製糖原料的需要，</text:p>
        <text:p text:style-name="P1">uī tio̍h kiong-ìng tsè thn̂g guân-liāu ê su-iàu, </text:p>
        <text:p text:style-name="P1"/>
        <text:p text:style-name="P1">總督府鼓勵農民種植甘蔗，</text:p>
        <text:p text:style-name="P1">tsóng-tok-hú kóo-lē lông-bîn tsìng-si̍t kam-tsià, </text:p>
        <text:p text:style-name="P1"/>
        <text:p text:style-name="P1">但是佇咧殖民政策之下，</text:p>
        <text:p text:style-name="P1">tān-sī tī-leh si̍t-bîn tsìng-tshik tsi hā, </text:p>
        <text:p text:style-name="P1"/>
        <text:p text:style-name="P1">製糖會社控制甘蔗收購價數，</text:p>
        <text:p text:style-name="P1">tsè thn̂g huē-siā khòng-tsè kam-tsià siu-kòo kè-siàu, </text:p>
        <text:p text:style-name="P1"/>
        <text:p text:style-name="P1">基層農民根本就無利純，</text:p>
        <text:p text:style-name="P1">ki-tsân lông-bîn kun-pún tiō bô lī-sûn, </text:p>
        <text:p text:style-name="P1"/>
        <text:p text:style-name="P1">因此各地種作甘蔗農民的抗爭，</text:p>
        <text:p text:style-name="P1">in-tshú kok tē tsìng-tsoh kam-tsià lông-bîn ê khòng-tsing, </text:p>
        <text:p text:style-name="P1"/>
        <text:p text:style-name="P1">也不斷發生。</text:p>
        <text:p text:style-name="P1">iā put-tuān huat-sing.</text:p>
        <text:p text:style-name="P1"/>
        <text:p text:style-name="P1">閃喔閃喔，</text:p>
        <text:p text:style-name="P1">Siám --ooh siám --ooh, </text:p>
        <text:p text:style-name="P1"/>
        <text:p text:style-name="P1">車來矣喔，</text:p>
        <text:p text:style-name="P1">tshia lâi --ah --ooh, </text:p>
        <text:p text:style-name="P1"/>
        <text:p text:style-name="P1">閃喔。</text:p>
        <text:p text:style-name="P1">siám --ooh.</text:p>
        <text:p text:style-name="P1"/>
        <text:p text:style-name="P1">好矣乎？</text:p>
        <text:p text:style-name="P1">Hó --ah --honnh?</text:p>
        <text:p text:style-name="P1"/>
        <text:p text:style-name="P1">好矣。</text:p>
        <text:p text:style-name="P1">Hó --ah.</text:p>
        <text:p text:style-name="P1"/>
        <text:p text:style-name="P1">來，</text:p>
        <text:p text:style-name="P1">Lâi, </text:p>
        <text:p text:style-name="P1"/>
        <text:p text:style-name="P1">細膩喔，</text:p>
        <text:p text:style-name="P1">sè-jī --ooh, </text:p>
        <text:p text:style-name="P1"/>
        <text:p text:style-name="P1"><text:soft-page-break/>手細膩手細膩，</text:p>
        <text:p text:style-name="P1">tshiú sè-jī tshiú sè-jī, </text:p>
        <text:p text:style-name="P1"/>
        <text:p text:style-name="P1">辛苦矣，</text:p>
        <text:p text:style-name="P1">sin-khóo --ah, </text:p>
        <text:p text:style-name="P1"/>
        <text:p text:style-name="P1">辛苦辛苦，</text:p>
        <text:p text:style-name="P1">sin-khóo <text:s/>sin-khóo, </text:p>
        <text:p text:style-name="P1"/>
        <text:p text:style-name="P1">囥咧就好。</text:p>
        <text:p text:style-name="P1">khǹg --leh tō hó.</text:p>
        <text:p text:style-name="P1"/>
        <text:p text:style-name="P1">阿母，</text:p>
        <text:p text:style-name="P1">A-bú, </text:p>
        <text:p text:style-name="P1"/>
        <text:p text:style-name="P1">我飯攏煮好矣，</text:p>
        <text:p text:style-name="P1">guá pn̄g lóng tsú hó --ah, </text:p>
        <text:p text:style-name="P1"/>
        <text:p text:style-name="P1">會當叫逐家來食矣。</text:p>
        <text:p text:style-name="P1">ē-tàng kiò ta̍k-ke lâi tsia̍h --ah.</text:p>
        <text:p text:style-name="P1"/>
        <text:p text:style-name="P1">好啊，</text:p>
        <text:p text:style-name="P1">Hó --ah, </text:p>
        <text:p text:style-name="P1"/>
        <text:p text:style-name="P1">逐家小歇一下喔，</text:p>
        <text:p text:style-name="P1">ta̍k-ke sió hioh --tsi̍t-ē --ooh, </text:p>
        <text:p text:style-name="P1"/>
        <text:p text:style-name="P1">先來食飯矣呢。</text:p>
        <text:p text:style-name="P1">sing lâi tsia̍h-pn̄g --ah --neh. </text:p>
        <text:p text:style-name="P1"/>
        <text:p text:style-name="P1">呃，</text:p>
        <text:p text:style-name="P1">Eh,</text:p>
        <text:p text:style-name="P1"/>
        <text:p text:style-name="P1">逐家食飯。</text:p>
        <text:p text:style-name="P1">ta̍k-ke tsia̍h-pn̄g.</text:p>
        <text:p text:style-name="P1"/>
        <text:p text:style-name="P1"/>
        <text:p text:style-name="P1">來來來，</text:p>
        <text:p text:style-name="P1">Lâi lâi lâi, </text:p>
        <text:p text:style-name="P1"/>
        <text:p text:style-name="P1">辛苦矣嘿。</text:p>
        <text:p text:style-name="P1">sin-khóo --ah --heh.</text:p>
        <text:p text:style-name="P1"/>
        <text:p text:style-name="P1">多謝。</text:p>
        <text:p text:style-name="P1">To-siā.</text:p>
        <text:p text:style-name="P1"/>
        <text:p text:style-name="P1">來。</text:p>
        <text:p text:style-name="P1">Lâi. </text:p>
        <text:p text:style-name="P1"/>
        <text:p text:style-name="P1"><text:s/>阿梅仔 ，</text:p>
        <text:p text:style-name="P1"><text:s/>A-muî--á , </text:p>
        <text:p text:style-name="P1"/>
        <text:p text:style-name="P1">啊哈你足gâu的，</text:p>
        <text:p text:style-name="P1">ah ha lí tsiok gâu --ê, </text:p>
        <text:p text:style-name="P1"/>
        <text:p text:style-name="P2">閣會hiáng 煮飯喔。</text:p>
        <text:p text:style-name="P1">koh ē-hiáng tsú-pn̄g --ooh.</text:p>
        <text:p text:style-name="P1"/>
        <text:p text:style-name="P1">我毋但會曉煮飯、煮糜，</text:p>
        <text:p text:style-name="P1">Guá m̄-nā ē-hiáu tsú-pn̄g, tsú muê, </text:p>
        <text:p text:style-name="P1"/>
        <text:p text:style-name="P1">閣會炒菜呢！</text:p>
        <text:p text:style-name="P1">koh ē tshá-tshài --neh!</text:p>
        <text:p text:style-name="P1"/>
        <text:p text:style-name="P1">哈哈哈。</text:p>
        <text:p text:style-name="P1">Ha ha ha,</text:p>
        <text:p text:style-name="P1"/>
        <text:p text:style-name="P1">多謝呢。</text:p>
        <text:p text:style-name="P1">To-siā --neh.</text:p>
        <text:p text:style-name="P1"/>
        <text:p text:style-name="P1">我有準備一寡我家己豉的梅仔，</text:p>
        <text:p text:style-name="P1">Guá ū tsún-pī tsi̍t-kuá guá ka-tī sīnn ê muê-á, </text:p>
        <text:p text:style-name="P1"/>
        <text:p text:style-name="P1">予逐家配飯。</text:p>
        <text:p text:style-name="P1">hōo ta̍k-ke phuè pn̄g.</text:p>
        <text:p text:style-name="P1"><text:soft-page-break/>好，</text:p>
        <text:p text:style-name="P1">Hó, </text:p>
        <text:p text:style-name="P1"/>
        <text:p text:style-name="P1"><text:s/>謝謝 。</text:p>
        <text:p text:style-name="P1"><text:s/>謝謝 .</text:p>
        <text:p text:style-name="P1"/>
        <text:p text:style-name="P1">有梅仔通好配飯矣呢。</text:p>
        <text:p text:style-name="P1">Ū muê-á thang hó phuè pn̄g --ah --neh.</text:p>
        <text:p text:style-name="P1"/>
        <text:p text:style-name="P1">呃，</text:p>
        <text:p text:style-name="P1">Eh, </text:p>
        <text:p text:style-name="P1"/>
        <text:p text:style-name="P1">有梅仔通好配飯。</text:p>
        <text:p text:style-name="P1">ū muê-á thang hó phuè pn̄g.</text:p>
        <text:p text:style-name="P1"/>
        <text:p text:style-name="P1">Uah，</text:p>
        <text:p text:style-name="P1">Uah, </text:p>
        <text:p text:style-name="P1"/>
        <text:p text:style-name="P1"><text:s/>阿梅 ，</text:p>
        <text:p text:style-name="P1"><text:s/>A-muî , </text:p>
        <text:p text:style-name="P1"/>
        <text:p text:style-name="P1">你遮gâu乎，</text:p>
        <text:p text:style-name="P1">lí tsiah gâu --honnh, </text:p>
        <text:p text:style-name="P1"/>
        <text:p text:style-name="P1">規氣乎你予 阿滿姨仔 做新婦好無？</text:p>
        <text:p text:style-name="P1">kui-khì --honnh lí hōo <text:s/>A-buán î--á <text:s/>tsò sin-pū hó --bô?</text:p>
        <text:p text:style-name="P1"/>
        <text:p text:style-name="P1">我才無愛咧，</text:p>
        <text:p text:style-name="P1">Guá tsiah bô ài --leh, </text:p>
        <text:p text:style-name="P1"/>
        <text:p text:style-name="P1">恁後生已經娶某矣呢，</text:p>
        <text:p text:style-name="P1">lín hāu-senn í-king tshuā-bóo --ah --neh, </text:p>
        <text:p text:style-name="P1"/>
        <text:p text:style-name="P1">我才無愛做人的細姨。</text:p>
        <text:p text:style-name="P1">guá tsiah bô ài tsò lâng ê sè-î.</text:p>
        <text:p text:style-name="P1"/>
        <text:p text:style-name="P1">哈，</text:p>
        <text:p text:style-name="P1">Ha,</text:p>
        <text:p text:style-name="P1"/>
        <text:p text:style-name="P2">幾歲囡仔nia̋講，</text:p>
        <text:p text:style-name="P1">kuí huè gín-á nia̋ kóng, </text:p>
        <text:p text:style-name="P1"/>
        <text:p text:style-name="P1">你也知影啥物叫做細姨喔？</text:p>
        <text:p text:style-name="P1">lí iā tsai-iánn siánn-mih kiò-tsò sè-î --ooh?</text:p>
        <text:p text:style-name="P1"/>
        <text:p text:style-name="P1">多謝、多謝。</text:p>
        <text:p text:style-name="P1">To-siā, to-siā.</text:p>
        <text:p text:style-name="P1"/>
        <text:p text:style-name="P1">阿母，</text:p>
        <text:p text:style-name="P1">A-bú, </text:p>
        <text:p text:style-name="P1"/>
        <text:p text:style-name="P1">這碗先予你。</text:p>
        <text:p text:style-name="P1">tsit uánn sing hōo --lí.</text:p>
        <text:p text:style-name="P1"/>
        <text:p text:style-name="P1">Mh，</text:p>
        <text:p text:style-name="P1">Mh, </text:p>
        <text:p text:style-name="P1"/>
        <text:p text:style-name="P1">你毋著愛先予 阿滿姨仔 ，</text:p>
        <text:p text:style-name="P1">lí m̄ tio̍h-ài sing hōo <text:s/>A-buán î--á , </text:p>
        <text:p text:style-name="P1"/>
        <text:p text:style-name="P1">人是來鬥相共的，</text:p>
        <text:p text:style-name="P1">lâng sī lâi tàu-sann-kāng --ê, </text:p>
        <text:p text:style-name="P1"/>
        <text:p text:style-name="P1">咱毋著愛共人說多謝。</text:p>
        <text:p text:style-name="P1">lán m̄ tio̍h-ài kā lâng seh to-siā.</text:p>
        <text:p text:style-name="P1"/>
        <text:p text:style-name="P1"/>
        <text:p text:style-name="P4">著乎，</text:p>
        <text:p text:style-name="P1">Tio̍h --honnh, </text:p>
        <text:p text:style-name="P1"/>
        <text:p text:style-name="P1"><text:s/>阿滿姨 ，</text:p>
        <text:p text:style-name="P1"><text:s/>A-buán î ,</text:p>
        <text:p text:style-name="P1"/>
        <text:p text:style-name="P1">歹勢啦，</text:p>
        <text:p text:style-name="P1">pháinn-sè --lah, </text:p>
        <text:p text:style-name="P1"/>
        <text:p text:style-name="P1">多謝你來鬥相共，</text:p>
        <text:p text:style-name="P1">to-siā lí lâi tàu-sann-kāng, </text:p>
        <text:p text:style-name="P1"/>
        <text:p text:style-name="P1">這碗承滿滿先予你食。</text:p>
        <text:p text:style-name="P1">tsit uánn sîng buán buán sing hōo lí tsia̍h.</text:p>
        <text:p text:style-name="P1"/>
        <text:p text:style-name="P1">多謝。</text:p>
        <text:p text:style-name="P1">To-siā.</text:p>
        <text:p text:style-name="P1"/>
        <text:p text:style-name="P1"><text:s/>阿滿姨 ，</text:p>
        <text:p text:style-name="P1"><text:s/>A-buán î , </text:p>
        <text:p text:style-name="P1"/>
        <text:p text:style-name="P1">坐啦。</text:p>
        <text:p text:style-name="P1">tsē --lah.</text:p>
        <text:p text:style-name="P1"/>
        <text:p text:style-name="P1">好，</text:p>
        <text:p text:style-name="P1">Hó, </text:p>
        <text:p text:style-name="P1"/>
        <text:p text:style-name="P1">來。</text:p>
        <text:p text:style-name="P1">lâi. </text:p>
        <text:p text:style-name="P1"/>
        <text:p text:style-name="P1">免共我說多謝啦，</text:p>
        <text:p text:style-name="P1">Bián kā guá seh-to-siā --lah, </text:p>
        <text:p text:style-name="P1"/>
        <text:p text:style-name="P1">「換工」本底就是按呢嘛，</text:p>
        <text:p text:style-name="P1">“uānn kang”pún-té tō sī án-ne --mah,</text:p>
        <text:p text:style-name="P1"/>
        <text:p text:style-name="P1">看啥物人in兜的園仔若需要幫忙，</text:p>
        <text:p text:style-name="P1">khuànn siánn-mih lâng in tau ê hn̂g-á nā su-iàu pang-bâng, </text:p>
        <text:p text:style-name="P1"/>
        <text:p text:style-name="P1">咱就會去共伊鬥相共，</text:p>
        <text:p text:style-name="P1">lán tō ē khì kā i tàu-sann-kāng, </text:p>
        <text:p text:style-name="P1"/>
        <text:p text:style-name="P1">啊閣再講乎，</text:p>
        <text:p text:style-name="P1">ah koh-tsài kóng --honnh, </text:p>
        <text:p text:style-name="P1"/>
        <text:p text:style-name="P1">咱庄頭的查埔人，</text:p>
        <text:p text:style-name="P1">lán tsng-thâu ê tsa-poo-lâng, </text:p>
        <text:p text:style-name="P1"/>
        <text:p text:style-name="P1">逐家攏去抗爭矣，</text:p>
        <text:p text:style-name="P1">ta̍k-ke lóng khì khòng-tsing --ah, </text:p>
        <text:p text:style-name="P1"/>
        <text:p text:style-name="P1">互相幫忙是應該的啊。</text:p>
        <text:p text:style-name="P1">hōo-siong pang-bâng sī ing-kai --ê --ah. </text:p>
        <text:p text:style-name="P1"/>
        <text:p text:style-name="P1">啊著啦，</text:p>
        <text:p text:style-name="P1">Ah tio̍h --lah, </text:p>
        <text:p text:style-name="P1"/>
        <text:p text:style-name="P1"><text:s/>天生 今仔去製糖所抗爭，</text:p>
        <text:p text:style-name="P1"><text:s/>Thian-sing <text:s/>kin-á khì tsè-thn̂g-sóo khòng-tsing, </text:p>
        <text:p text:style-name="P1"/>
        <text:p text:style-name="P1">情形毋知按怎乎？</text:p>
        <text:p text:style-name="P1">tsîng-hîng m̄ tsai án-tsuánn --honnh?</text:p>
        <text:p text:style-name="P1"/>
        <text:p text:style-name="P1"/>
        <text:p text:style-name="P4">我嘛毋知影，</text:p>
        <text:p text:style-name="P1">Guá mā m̄ tsai-iánn, </text:p>
        <text:p text:style-name="P1"/>
        <text:p text:style-name="P1">啊製糖所乎一千斤的甘蔗才收五箍，</text:p>
        <text:p text:style-name="P1">ah tsè-thn̂g-sóo --honnh tsi̍t-tshing kin ê kam-tsià tsiah siu gōo khoo, </text:p>
        <text:p text:style-name="P1"/>
        <text:p text:style-name="P1">扣掉成本閣趁無五十仙，</text:p>
        <text:p text:style-name="P1">khàu-tiāu sîng-pún koh thàn bô gōo-tsa̍p sián, </text:p>
        <text:p text:style-name="P1"/>
        <text:p text:style-name="P1">按呢連買米就無夠，</text:p>
        <text:p text:style-name="P1">án-ne liân bé bí tō bô-kàu, </text:p>
        <text:p text:style-name="P1"/>
        <text:p text:style-name="P1">叫咱欲按怎活落去啦？</text:p>
        <text:p text:style-name="P1">kiò lán beh án-nuá ua̍h lo̍h-khì --lah?</text:p>
        <text:p text:style-name="P1"/>
        <text:p text:style-name="P1">哼，講著這我就受氣啦，</text:p>
        <text:p text:style-name="P1">Hngh, kóng-tio̍h tse guá tō siū-khì --lah, </text:p>
        <text:p text:style-name="P1"/>
        <text:p text:style-name="P1">呃甘蔗是咱咧種呢，</text:p>
        <text:p text:style-name="P1">eh kam-tsià sī lán leh tsìng --neh, </text:p>
        <text:p text:style-name="P1"/>
        <text:p text:style-name="P1">價錢予in咧定喔？</text:p>
        <text:p text:style-name="P1">kè-tsînn hōo in leh tīng --ooh? </text:p>
        <text:p text:style-name="P1"/>
        <text:p text:style-name="P1">猶閣不准咱賣予別人，</text:p>
        <text:p text:style-name="P1">Ah-koh put-tsún lán bē hōo pa̍t-lâng, </text:p>
        <text:p text:style-name="P1"/>
        <text:p text:style-name="P1">謼彼真正共咱食夠夠，</text:p>
        <text:p text:style-name="P1">hooh he tsin-tsiànn kā lán tsia̍h-kàu-kàu, </text:p>
        <text:p text:style-name="P1"/>
        <text:p text:style-name="P1">食死死呢謼！</text:p>
        <text:p text:style-name="P1">tsia̍h-sí-sí --neh --hooh!</text:p>
        <text:p text:style-name="P1"/>
        <text:p text:style-name="P1"><text:s/>阿滿姨 ，</text:p>
        <text:p text:style-name="P1"><text:s/>A-buán î , </text:p>
        <text:p text:style-name="P1"/>
        <text:p text:style-name="P1">你莫受氣啦，</text:p>
        <text:p text:style-name="P1">lí mài siū-khì --lah, </text:p>
        <text:p text:style-name="P1"/>
        <text:p text:style-name="P1">這粒酸酸甜甜的梅仔予你食。</text:p>
        <text:p text:style-name="P1">tsit lia̍p sng-sng-tinn-tinn ê muê-á hōo lí tsia̍h.</text:p>
        <text:p text:style-name="P1"/>
        <text:p text:style-name="P1"><text:s/>阿梅仔 ，</text:p>
        <text:p text:style-name="P1"><text:s/>A-muî--á , </text:p>
        <text:p text:style-name="P1"/>
        <text:p text:style-name="P1">你真正有夠感心的啦，</text:p>
        <text:p text:style-name="P1">lí tsin-tsiànn ū-kàu kám-sim --ê --lah, </text:p>
        <text:p text:style-name="P1"/>
        <text:p text:style-name="P1">啥物人若娶著你做新婦乎，</text:p>
        <text:p text:style-name="P1">siánn-mih lâng nā tshuā-tio̍h lí tsò sin-pū --honnh, </text:p>
        <text:p text:style-name="P1"/>
        <text:p text:style-name="P1">真正是伊的福氣。</text:p>
        <text:p text:style-name="P1">tsin-tsiànn sī i ê hok-khì.</text:p>
        <text:p text:style-name="P1"/>
        <text:p text:style-name="P1">希望 天生 in這遍乎，</text:p>
        <text:p text:style-name="P1">Hi-bāng <text:s/>Thian-sing <text:s/>in tsit piàn --honnh, </text:p>
        <text:p text:style-name="P1"/>
        <text:p text:style-name="P1">會用得有好消息啦。</text:p>
        <text:p text:style-name="P1">ē-īng-lit ū hó siau-sit --lah.</text:p>
        <text:p text:style-name="P1"/>
        <text:p text:style-name="P1"/>
        <text:p text:style-name="P4">你價數的問題已經共阮拖足久的矣，</text:p>
        <text:p text:style-name="P1">lí kè-siàu ê būn-tê í-king kā gún thua tsiok kú --ê --ah, </text:p>
        <text:p text:style-name="P1"/>
        <text:p text:style-name="P1">今仔日若無予阮一个答覆，</text:p>
        <text:p text:style-name="P1">kin-á-li̍t nā bô hōo gún tsi̍t ê tap-hok, </text:p>
        <text:p text:style-name="P1"/>
        <text:p text:style-name="P1">絕對無欲轉去，</text:p>
        <text:p text:style-name="P1">tsua̍t-tuì bô beh tńg--khì, </text:p>
        <text:p text:style-name="P1"/>
        <text:p text:style-name="P1">抗爭到底。</text:p>
        <text:p text:style-name="P1">khòng-tsing kàu-té.</text:p>
        <text:p text:style-name="P1"/>
        <text:p text:style-name="P1"><text:s/>龜井 出來矣。</text:p>
        <text:p text:style-name="P1"><text:s/>Ku-tsénn <text:s/>tshut--lâi --ah.</text:p>
        <text:p text:style-name="P1"/>
        <text:p text:style-name="P1">抗議啦！</text:p>
        <text:p text:style-name="P1">khòng-gī --lah!</text:p>
        <text:p text:style-name="P1"/>
        <text:p text:style-name="P1">逐家安靜一下，</text:p>
        <text:p text:style-name="P1">Ta̍k-ke an-tsīng --tsi̍t-ē, </text:p>
        <text:p text:style-name="P1"/>
        <text:p text:style-name="P1">安靜一下，</text:p>
        <text:p text:style-name="P1">an-tsīng --tsi̍t-ē, </text:p>
        <text:p text:style-name="P1"/>
        <text:p text:style-name="P1">先聽看覓仔 龜井 所長按怎講。</text:p>
        <text:p text:style-name="P1">sing thiann khuànn-māi-á <text:s/>Ku-tsénn <text:s/>sóo-tiúnn án-nuá kóng.</text:p>
        <text:p text:style-name="P1"/>
        <text:p text:style-name="P1"><text:s/>龜井 所長乎體諒各位農民的辛苦啦，</text:p>
        <text:p text:style-name="P1"><text:s/>Ku-tsénn <text:s/>sóo-tiúnn --honnh thé-liōng kok-uī lông-bîn ê sin-khóo --lah, </text:p>
        <text:p text:style-name="P1"/>
        <text:p text:style-name="P1"/>
        <text:p text:style-name="P1">所以乎決定欲共收甘蔗的價數乎提懸兩成啦，</text:p>
        <text:p text:style-name="P3">sóo-í --honnh kuat-tīng beh kā siu kam-tsià ê kè-siàu --honnh the̍h-kuân nn̄g siânn --lah, </text:p>
        <text:p text:style-name="P1"/>
        <text:p text:style-name="P1">啊對這馬開始乎，</text:p>
        <text:p text:style-name="P1">ah uì tsit-má khai-sí --honnh, </text:p>
        <text:p text:style-name="P1"/>
        <text:p text:style-name="P1">每一千斤用六箍來收。</text:p>
        <text:p text:style-name="P1">muí tsi̍t-tshing kin iōng la̍k khoo lâi siu.</text:p>
        <text:p text:style-name="P1"/>
        <text:p text:style-name="P1">六箍喔，</text:p>
        <text:p text:style-name="P1">La̍k khoo --ooh, </text:p>
        <text:p text:style-name="P1"/>
        <text:p text:style-name="P1">六箍嘛袂䆀呢。</text:p>
        <text:p text:style-name="P1">la̍k khoo mā bē-bái --neh.</text:p>
        <text:p text:style-name="P1"/>
        <text:p text:style-name="P1">袂用得、袂用得、袂用得，</text:p>
        <text:p text:style-name="P1">Bē-īng-tsit, bē-īng-tsit, bē-īng-tsit, </text:p>
        <text:p text:style-name="P1"/>
        <text:p text:style-name="P1">兩成傷少，</text:p>
        <text:p text:style-name="P1">nn̄g siânn siunn tsió, </text:p>
        <text:p text:style-name="P1"/>
        <text:p text:style-name="P1">而且阮的訴求是欲共製糖所共同制定這个價數，</text:p>
        <text:p text:style-name="P1">lî-tshiánn gún ê sòo-kiû sī beh kā tsè-thn̂g-sóo kiōng-tông tsè-tīng tsit ê kè-siàu, </text:p>
        <text:p text:style-name="P1"/>
        <text:p text:style-name="P1">毋是恁製糖所講矣就準拄算。</text:p>
        <text:p text:style-name="P1">m̄ sī lín tsè-thn̂g-sóo kóng --ah tō tsún-tú-sǹg.</text:p>
        <text:p text:style-name="P1"/>
        <text:p text:style-name="P1">按呢講嘛有理。</text:p>
        <text:p text:style-name="P1">Án-ne kóng mā ū-lí.</text:p>
        <text:p text:style-name="P1"/>
        <text:p text:style-name="P1"><text:soft-page-break/>根據我所知影，</text:p>
        <text:p text:style-name="P1">Kin-kù guá sóo tsai-iánn, </text:p>
        <text:p text:style-name="P1"/>
        <text:p text:style-name="P1">中部彼爿一千斤攏會收八箍，</text:p>
        <text:p text:style-name="P1">tiong-pōo hit pîng tsi̍t-tshing kin lóng ē siu peh khoo, </text:p>
        <text:p text:style-name="P1"/>
        <text:p text:style-name="P1">若按呢阮這爿上少著愛收七箍，</text:p>
        <text:p text:style-name="P1">nā án-ne gún tsit pîng siōng tsió to̍h-ài siu tshit khoo, </text:p>
        <text:p text:style-name="P1"/>
        <text:p text:style-name="P1">這是阮的上底價。</text:p>
        <text:p text:style-name="P1">tse sī gún ê siōng té kè.</text:p>
        <text:p text:style-name="P1"/>
        <text:p text:style-name="P1">好啦，</text:p>
        <text:p text:style-name="P1">Hó --lah, </text:p>
        <text:p text:style-name="P1"/>
        <text:p text:style-name="P1">所長乎同意用七箍來收。</text:p>
        <text:p text:style-name="P1">sóo-tiúnn --honnh tông-ì iōng tshit khoo lâi siu.</text:p>
        <text:p text:style-name="P1"/>
        <text:p text:style-name="P1">七箍，</text:p>
        <text:p text:style-name="P1">Tshit khoo, </text:p>
        <text:p text:style-name="P1"/>
        <text:p text:style-name="P1">七箍好啦，</text:p>
        <text:p text:style-name="P1">tshit khoo hó --lah, </text:p>
        <text:p text:style-name="P1"/>
        <text:p text:style-name="P1">按呢價數的問題已經解決矣，</text:p>
        <text:p text:style-name="P1">án-ne kè-siàu ê būn-tê í-king kái-kuat --ah, </text:p>
        <text:p text:style-name="P1"/>
        <text:p text:style-name="P1">按呢逐家緊鬥收甘蔗，</text:p>
        <text:p text:style-name="P1">án-ne ta̍k-ke kín tàu siu kam-tsià, </text:p>
        <text:p text:style-name="P1"/>
        <text:p text:style-name="P1">七箍好啦。</text:p>
        <text:p text:style-name="P1">tshit khoo hó --lah.</text:p>
        <text:p text:style-name="P1"/>
        <text:p text:style-name="P1">按呢緊轉去喔，</text:p>
        <text:p text:style-name="P1">Án-ne kín tńg--khì --ooh, </text:p>
        <text:p text:style-name="P1"/>
        <text:p text:style-name="P1">緊轉去喔。</text:p>
        <text:p text:style-name="P1">kín tńg--khì --ooh.</text:p>
        <text:p text:style-name="P1"/>
        <text:p text:style-name="P1">著、著、著，</text:p>
        <text:p text:style-name="P1">Tio̍h, tio̍h, tio̍h, </text:p>
        <text:p text:style-name="P1"/>
        <text:p text:style-name="P1">行、行、行、行，</text:p>
        <text:p text:style-name="P1">kiânn, kiânn, kiânn, kiânn, </text:p>
        <text:p text:style-name="P1"/>
        <text:p text:style-name="P1">來轉來轉。</text:p>
        <text:p text:style-name="P1">lâi-tńg lâi-tńg.</text:p>
        <text:p text:style-name="P1"/>
        <text:p text:style-name="P1"><text:s/>天生仔 ，</text:p>
        <text:p text:style-name="P1"><text:s/>Thian-sing--á , </text:p>
        <text:p text:style-name="P1"/>
        <text:p text:style-name="P1">七箍好啦，</text:p>
        <text:p text:style-name="P1">tshit khoo hó --lah, </text:p>
        <text:p text:style-name="P1"/>
        <text:p text:style-name="P1">行啦。</text:p>
        <text:p text:style-name="P1">kiânn --lah.</text:p>
        <text:p text:style-name="P1"/>
        <text:p text:style-name="P1"><text:s/>天生 ，</text:p>
        <text:p text:style-name="P1"><text:s/>Thian-sing , </text:p>
        <text:p text:style-name="P1"/>
        <text:p text:style-name="P1">莫躊躇矣啦。</text:p>
        <text:p text:style-name="P1">mài tiû-tû --ah --lah.</text:p>
        <text:p text:style-name="P1"/>
        <text:p text:style-name="P1">毋是啦 阿肥仔 ，</text:p>
        <text:p text:style-name="P1">M̄ sī --lah <text:s/>A-puî--á , </text:p>
        <text:p text:style-name="P1"/>
        <text:p text:style-name="P1">啊你無感覺足奇怪的？</text:p>
        <text:p text:style-name="P1">ah lí bô kám-kak tsiok kî-kuài --ê? </text:p>
        <text:p text:style-name="P1"/>
        <text:p text:style-name="P1"/>
        <text:p text:style-name="P4">啊這箍 龜井 ，</text:p>
        <text:p text:style-name="P1">Ah tsit khoo <text:s/>Ku-tsínn , </text:p>
        <text:p text:style-name="P1"/>
        <text:p text:style-name="P1">這改哪會遮爾緊就讓步？</text:p>
        <text:p text:style-name="P1">tsit kái ná ē tsiah-nī kín tō niū-pōo?</text:p>
        <text:p text:style-name="P1"/>
        <text:p text:style-name="P1">哎唷，</text:p>
        <text:p text:style-name="P1">Ai-ioh,</text:p>
        <text:p text:style-name="P1"/>
        <text:p text:style-name="P1">煞毋知咱一直來共抗議啊，</text:p>
        <text:p text:style-name="P1">Suah m̄ tsai lán it-ti̍t lâi kā khòng-gī --ah, </text:p>
        <text:p text:style-name="P1"/>
        <text:p text:style-name="P1">啊伊擋袂牢，</text:p>
        <text:p text:style-name="P1">ah i tòng bē tiâu, </text:p>
        <text:p text:style-name="P1"/>
        <text:p text:style-name="P1">所以只好讓步啊，</text:p>
        <text:p text:style-name="P1">sóo-í tsí-hó niū-pōo --ah,</text:p>
        <text:p text:style-name="P1"/>
        <text:p text:style-name="P1">想甲遮濟。</text:p>
        <text:p text:style-name="P1">siūnn kah tsiah tsē.</text:p>
        <text:p text:style-name="P1"/>
        <text:p text:style-name="P1">我猶是感覺怪怪呢。</text:p>
        <text:p text:style-name="P3">Guá iáu sī kám-kak kuài-kuài --neh.</text:p>
        <text:p text:style-name="P1"/>
        <text:p text:style-name="P1">有啥好怪的啦？</text:p>
        <text:p text:style-name="P1">Ū sánn hó kuài --ê --lah? </text:p>
        <text:p text:style-name="P1"/>
        <text:p text:style-name="P1">謼你莫想遐濟啦，</text:p>
        <text:p text:style-name="P1">Hooh lí mài siūnn hiah tsē --lah, </text:p>
        <text:p text:style-name="P1"/>
        <text:p text:style-name="P1">橫直咱這馬已經贏矣，</text:p>
        <text:p text:style-name="P1">huînn-ti̍t lán tsit-má í-king iânn --ah, </text:p>
        <text:p text:style-name="P1"/>
        <text:p text:style-name="P1">啊逐家生活嘛過了較快活啊。</text:p>
        <text:p text:style-name="P1">ah ta̍k-ke sing-ua̍h mā kuè liáu khah khuìnn-ua̍h --ah. </text:p>
        <text:p text:style-name="P1"/>
        <text:p text:style-name="P1">莫想矣啦，</text:p>
        <text:p text:style-name="P1">Mài siūnn --ah --lah, </text:p>
        <text:p text:style-name="P1"/>
        <text:p text:style-name="P1">轉來收甘蔗啦，</text:p>
        <text:p text:style-name="P1">tńg--lâi siu kam-tsià --lah, </text:p>
        <text:p text:style-name="P1"/>
        <text:p text:style-name="P1">行啦，</text:p>
        <text:p text:style-name="P1">kiânn --lah, </text:p>
        <text:p text:style-name="P1"/>
        <text:p text:style-name="P1">七箍的呢。</text:p>
        <text:p text:style-name="P1">tshit khoo --ê --neh.</text:p>
        <text:p text:style-name="P1"/>
        <text:p text:style-name="P1">阿爸，</text:p>
        <text:p text:style-name="P1">A-pah, </text:p>
        <text:p text:style-name="P1"/>
        <text:p text:style-name="P1">你轉來矣喔，</text:p>
        <text:p text:style-name="P1">lí tńg--lâi --ah --ooh, </text:p>
        <text:p text:style-name="P1"/>
        <text:p text:style-name="P1">水燃好矣，</text:p>
        <text:p text:style-name="P1">tsuí hiânn hó --ah, </text:p>
        <text:p text:style-name="P1"/>
        <text:p text:style-name="P1">我去捀來予你洗跤手。</text:p>
        <text:p text:style-name="P1">guá khì phâng lâi hōo lí sé kha-tshiú.</text:p>
        <text:p text:style-name="P1"/>
        <text:p text:style-name="P1">好。</text:p>
        <text:p text:style-name="P1">Hó.</text:p>
        <text:p text:style-name="P1"/>
        <text:p text:style-name="P1">轉來矣。</text:p>
        <text:p text:style-name="P1">Tńg--lâi --ah. </text:p>
        <text:p text:style-name="P1"/>
        <text:p text:style-name="P1">你是按怎，</text:p>
        <text:p text:style-name="P1">Lí sī án-nuá, </text:p>
        <text:p text:style-name="P1"/>
        <text:p text:style-name="P1">抗爭閣無結果喔？</text:p>
        <text:p text:style-name="P1">khòng-tsing koh bô kiat-kó --ooh?</text:p>
        <text:p text:style-name="P1"/>
        <text:p text:style-name="P1"><text:soft-page-break/>製糖所讓步矣啦，</text:p>
        <text:p text:style-name="P1">Tsè-thn̂g-sóo niū-pōo --ah --lah, </text:p>
        <text:p text:style-name="P1"/>
        <text:p text:style-name="P1">講以後收七箍啦。</text:p>
        <text:p text:style-name="P1">kóng í-āu siu tshit khoo --lah.</text:p>
        <text:p text:style-name="P1"/>
        <text:p text:style-name="P1">誠實的？</text:p>
        <text:p text:style-name="P1">Tsiânn-si̍t --ê?</text:p>
        <text:p text:style-name="P1"/>
        <text:p text:style-name="P1"><text:s/>龜井 所長家己親喙講的，</text:p>
        <text:p text:style-name="P1"><text:s/>Ku-tsénn <text:s/>sóo-tiúnn ka-kī tshin tshuì kóng --ê, </text:p>
        <text:p text:style-name="P1"/>
        <text:p text:style-name="P1">應該毋是假的啦。</text:p>
        <text:p text:style-name="P1">ing-kai m̄ sī ké --ê --lah.</text:p>
        <text:p text:style-name="P1"/>
        <text:p text:style-name="P1">按呢誠好啊，</text:p>
        <text:p text:style-name="P1">Án-ne tsiânn hó --ah, </text:p>
        <text:p text:style-name="P1"/>
        <text:p text:style-name="P1">按呢算是好消息啊。</text:p>
        <text:p text:style-name="P1">án-ne sǹg sī hó siau-sit --ah. </text:p>
        <text:p text:style-name="P1"/>
        <text:p text:style-name="P1">哪會一入門按呢憂頭結面？</text:p>
        <text:p text:style-name="P1">Ná ē tsi̍t ji̍p-mn̂g án-ne iu-thâu-kat-bīn? </text:p>
        <text:p text:style-name="P1"/>
        <text:p text:style-name="P1">害我叫是講是歹消息呢。</text:p>
        <text:p text:style-name="P1">Hāi guá kiò-sī kóng sī pháinn siau-sit --neh. </text:p>
        <text:p text:style-name="P1"/>
        <text:p text:style-name="P1">按怎，</text:p>
        <text:p text:style-name="P1">Án-nuá, </text:p>
        <text:p text:style-name="P1"/>
        <text:p text:style-name="P1">你是感覺七箍猶閣無夠喔？</text:p>
        <text:p text:style-name="P1">lí sī kám-kak tshit khoo ah-koh bô-kàu --ooh?</text:p>
        <text:p text:style-name="P1"/>
        <text:p text:style-name="P1">彼就毋是講幾箍的問題哩，</text:p>
        <text:p text:style-name="P1">He tō m̄ sī kóng kuí khoo ê būn-tê --lih, </text:p>
        <text:p text:style-name="P1"/>
        <text:p text:style-name="P1">逐改價數攏in咧決定的，</text:p>
        <text:p text:style-name="P1">ta̍k kái kè-siàu lóng in leh kuat-tīng --ê, </text:p>
        <text:p text:style-name="P1"/>
        <text:p text:style-name="P1">啊袂輸咱敢若乞食咧共人分咧，</text:p>
        <text:p text:style-name="P1">ah bē-su lán kán-ná khit-tsia̍h leh kā lâng pun --leh, </text:p>
        <text:p text:style-name="P1"/>
        <text:p text:style-name="P1">我就感覺足奇怪的，</text:p>
        <text:p text:style-name="P1">guá tō kám-kak tsiok kî-kuài --ê, </text:p>
        <text:p text:style-name="P1"/>
        <text:p text:style-name="P1">以早咧抗爭連插就攏無欲插你，</text:p>
        <text:p text:style-name="P1">í-tsá leh khòng-tsing liân tshap tō lóng bô beh tshap --lí, </text:p>
        <text:p text:style-name="P1"/>
        <text:p text:style-name="P1">啊這改哪會遮爾緊就讓步，</text:p>
        <text:p text:style-name="P1">ah tsit kái ná ē tsiah-nī kín tō niū-pōo, </text:p>
        <text:p text:style-name="P1"/>
        <text:p text:style-name="P1">毋知會變鬼變怪袂咧。</text:p>
        <text:p text:style-name="P1">m̄ tsai ē pìnn-kuí-pìnn-kuài bē --leh.</text:p>
        <text:p text:style-name="P1"/>
        <text:p text:style-name="P1">你想遐爾濟欲創啥，</text:p>
        <text:p text:style-name="P1">Lí siūnn hiah-nī tsē beh tshòng siánn, </text:p>
        <text:p text:style-name="P1"/>
        <text:p text:style-name="P1">製糖所閣較按怎嘛袂食虧，</text:p>
        <text:p text:style-name="P1">tsè-thn̂g-sóo koh-khah án-nuá mā bē tsia̍h-khui, </text:p>
        <text:p text:style-name="P1"/>
        <text:p text:style-name="P1"/>
        <text:p text:style-name="P4">你毋是講濁水溪以北攏是收八箍，</text:p>
        <text:p text:style-name="P1">lí m̄ sī kóng Lô-tsuí-khe í pak lóng sī siu peh khoo, </text:p>
        <text:p text:style-name="P1"/>
        <text:p text:style-name="P1">按怎算攏是in趁著，</text:p>
        <text:p text:style-name="P1">án-nuá sǹg lóng sī in thàn--tio̍h, </text:p>
        <text:p text:style-name="P1"/>
        <text:p text:style-name="P1">需要你替in煩惱喔？</text:p>
        <text:p text:style-name="P1">su-iàu lí thè in huân-ló --ooh?</text:p>
        <text:p text:style-name="P1"/>
        <text:p text:style-name="P1">講嘛是有影啦，</text:p>
        <text:p text:style-name="P1">Kóng mā sī ū-iánn --lah, </text:p>
        <text:p text:style-name="P1"/>
        <text:p text:style-name="P1">家己的代誌就欲煩惱袂了矣閣煩惱到彼爿去。</text:p>
        <text:p text:style-name="P1">ka-tī ê tāi-tsì tō beh huân-ló bē liáu --ah koh huân-ló kàu hit pîng khì. </text:p>
        <text:p text:style-name="P1"/>
        <text:p text:style-name="P1">阿爸，</text:p>
        <text:p text:style-name="P1">A-pah, </text:p>
        <text:p text:style-name="P1"/>
        <text:p text:style-name="P1">你跤手洗洗咧就會用得食飯矣喔。</text:p>
        <text:p text:style-name="P1">lí kha-tshiú sé-sé--leh tō ē-īng-eh tsia̍h-pn̄g --ah --ooh.</text:p>
        <text:p text:style-name="P1"/>
        <text:p text:style-name="P1"><text:s/>阿梅 上乖。</text:p>
        <text:p text:style-name="P1"><text:s/>A-muî <text:s/>siōng kuai.</text:p>
        <text:p text:style-name="P1"/>
        <text:p text:style-name="P1"><text:s/>天生 啊，</text:p>
        <text:p text:style-name="P1"><text:s/>Thian-sing <text:s/>--ah, </text:p>
        <text:p text:style-name="P1"/>
        <text:p text:style-name="P1">你彼雙鞋喔已經破甲這形矣，</text:p>
        <text:p text:style-name="P1">lí hit siang uê --ooh í-king phuà kah tsit hîng --ah, </text:p>
        <text:p text:style-name="P1"/>
        <text:p text:style-name="P1">莫閣穿矣啦。</text:p>
        <text:p text:style-name="P1">mài koh tshīng --ah --lah. </text:p>
        <text:p text:style-name="P1"/>
        <text:p text:style-name="P1">前一站仔毋是共你買一雙新的，</text:p>
        <text:p text:style-name="P1">Tsîng tsi̍t-tsām-á m̄ sī kā lí bé tsi̍t siang sin --ê, </text:p>
        <text:p text:style-name="P1"/>
        <text:p text:style-name="P1">囥佇咧房間，</text:p>
        <text:p text:style-name="P1">khǹg tī-leh pâng-king, </text:p>
        <text:p text:style-name="P1"/>
        <text:p text:style-name="P1">提出來換啦。</text:p>
        <text:p text:style-name="P1">the̍h --tshut-lâi uānn --lah.</text:p>
        <text:p text:style-name="P1"/>
        <text:p text:style-name="P1">啊免啦，</text:p>
        <text:p text:style-name="P1">Ah bián --lah, </text:p>
        <text:p text:style-name="P1"/>
        <text:p text:style-name="P1">這雙鞋仔我就穿甲好勢好勢，</text:p>
        <text:p text:style-name="P1">tsit siang ê-á guá tō tshīng kah hó-sè hó-sè, </text:p>
        <text:p text:style-name="P1"/>
        <text:p text:style-name="P1">猶誠好穿的咧。</text:p>
        <text:p text:style-name="P1">ah tsiânn hó-tshīng --ê --leh. <text:s/></text:p>
        <text:p text:style-name="P1"/>
        <text:p text:style-name="P1">啊這雙鞋仔按呢，</text:p>
        <text:p text:style-name="P1">Ah tsit siang ê-á án-ne, </text:p>
        <text:p text:style-name="P1"/>
        <text:p text:style-name="P1">這幾年綴我四界拋拋走，</text:p>
        <text:p text:style-name="P1">tsit kuí nî tuè guá sì-kè pha-pha-tsáu, </text:p>
        <text:p text:style-name="P1"/>
        <text:p text:style-name="P1">啊嘛穿甲有感情矣，</text:p>
        <text:p text:style-name="P1">ah mā tshīng kah ū kám-tsîng --ah, </text:p>
        <text:p text:style-name="P1"/>
        <text:p text:style-name="P1">哪會甘換啦。</text:p>
        <text:p text:style-name="P1">ná ē kam uānn --lah. </text:p>
        <text:p text:style-name="P1"/>
        <text:p text:style-name="P4"><text:s/>阿梅仔 ，</text:p>
        <text:p text:style-name="P1"><text:s/>A-muî--á , </text:p>
        <text:p text:style-name="P1"/>
        <text:p text:style-name="P2">我這雙鞋仔毋通ka̋提去擲掉喔，</text:p>
        <text:p text:style-name="P1">guá tsit siang ê-á m̄-thang ka̋ the̍h khì tàn-tiāu --ooh, </text:p>
        <text:p text:style-name="P1"/>
        <text:p text:style-name="P1">唅。</text:p>
        <text:p text:style-name="P1">hannh.</text:p>
        <text:p text:style-name="P1"/>
        <text:p text:style-name="P1">好啦，</text:p>
        <text:p text:style-name="P1">Hó --lah, </text:p>
        <text:p text:style-name="P1"/>
        <text:p text:style-name="P1">阿爸，</text:p>
        <text:p text:style-name="P1">A-pah, </text:p>
        <text:p text:style-name="P1"/>
        <text:p text:style-name="P1">我共你收佇咧椅仔跤。</text:p>
        <text:p text:style-name="P1">guá kā lí siu tī-leh í-á-kha.</text:p>
        <text:p text:style-name="P1"/>
        <text:p text:style-name="P1">好啦，</text:p>
        <text:p text:style-name="P1">Hó --lah, </text:p>
        <text:p text:style-name="P1"/>
        <text:p text:style-name="P1">緊來食，</text:p>
        <text:p text:style-name="P1">kín lâi tsia̍h, </text:p>
        <text:p text:style-name="P1"/>
        <text:p text:style-name="P1">菜攏冷去矣。</text:p>
        <text:p text:style-name="P1">tshài lóng líng khì --ah.</text:p>
        <text:p text:style-name="P1"/>
        <text:p text:style-name="P1">阿月仔。</text:p>
        <text:p text:style-name="P1">A-gua̍t-á.</text:p>
        <text:p text:style-name="P1"/>
        <text:p text:style-name="P1">Mh？</text:p>
        <text:p text:style-name="P1">Mh?</text:p>
        <text:p text:style-name="P1"/>
        <text:p text:style-name="P1">我今仔接著林醫師寄予我一封電報，</text:p>
        <text:p text:style-name="P1">guá kin-á tsiap-tio̍h Lîm i-su kià hōo guá tsi̍t hong tiān-pò, </text:p>
        <text:p text:style-name="P1"/>
        <text:p text:style-name="P1">伊講明仔載欲來嘉義揣我，</text:p>
        <text:p text:style-name="P1">i kóng bîn-á-tsài beh lâi Ka-gī tshuē --guá, </text:p>
        <text:p text:style-name="P1"/>
        <text:p text:style-name="P1">談一寡代誌。</text:p>
        <text:p text:style-name="P1">tâm tsi̍t-kuá tāi-tsì.</text:p>
        <text:p text:style-name="P1"/>
        <text:p text:style-name="P1">林醫師，</text:p>
        <text:p text:style-name="P1">Lîm i-su, </text:p>
        <text:p text:style-name="P1"/>
        <text:p text:style-name="P1">喔，</text:p>
        <text:p text:style-name="P1">ooh, </text:p>
        <text:p text:style-name="P1"/>
        <text:p text:style-name="P1">你是講咱半年前佇咧 文化協會 熟似彼个蹛佇 臺南 <text:s/>北門庄 的林桑喔？</text:p>
        <text:p text:style-name="P1">lí sī kóng lán puànn-nî-tsîng tī-leh <text:s/>Bûn-huà-hia̍p-huē <text:s/>si̍k-sāi hit ê tuà tī <text:s/>Tâi-lâm <text:s text:c="2"/>Pak-mn̂g-tsng <text:s/>ê Lîm--sáng --ooh?</text:p>
        <text:p text:style-name="P1"/>
        <text:p text:style-name="P1">嘿啊，</text:p>
        <text:p text:style-name="P1">Heh --ah, </text:p>
        <text:p text:style-name="P1"/>
        <text:p text:style-name="P1">就是伊啊，</text:p>
        <text:p text:style-name="P1">tō sī i --ah, </text:p>
        <text:p text:style-name="P1"/>
        <text:p text:style-name="P1">你袂記得喔？</text:p>
        <text:p text:style-name="P1">lí bē-kì-eh --ooh?</text:p>
        <text:p text:style-name="P1"/>
        <text:p text:style-name="P1">我會記得啊，</text:p>
        <text:p text:style-name="P1">Guá ē-kì-eh --ah, </text:p>
        <text:p text:style-name="P1"/>
        <text:p text:style-name="P1">哪會袂記得，</text:p>
        <text:p text:style-name="P1">ná ē buē-kì-eh,</text:p>
        <text:p text:style-name="P1"/>
        <text:p text:style-name="P2">足久無<text:span text:style-name="T1">khuàinn </text:span>咧呢，</text:p>
        <text:p text:style-name="P1"><text:span text:style-name="T1">tsiok kú bô khuàinn --eh --neh,</text:span> </text:p>
        <text:p text:style-name="P1"><text:soft-page-break/></text:p>
        <text:p text:style-name="P1">啊伊敢有講欲揣你講啥物代誌啊？</text:p>
        <text:p text:style-name="P1">ah i kám ū kóng beh tshē lí kóng siánn-mih tāi-tsì --ah?</text:p>
        <text:p text:style-name="P1"/>
        <text:p text:style-name="P1">電報面頂干焦講有重要的代誌欲揣我參詳，</text:p>
        <text:p text:style-name="P1">Tiān-pò bīn-tíng kan-na kóng ū tiōng-iàu ê tāi-tsì beh tshuē guá tsham-siông,</text:p>
        <text:p text:style-name="P1"/>
        <text:p text:style-name="P1">是無講啥物代誌啦，</text:p>
        <text:p text:style-name="P1">sī bô kóng siánn-mih tāi-tsì --lah, </text:p>
        <text:p text:style-name="P1"/>
        <text:p text:style-name="P1">猶毋過我咧想，</text:p>
        <text:p text:style-name="P1">ah-m̄-koh guá leh siūnn, </text:p>
        <text:p text:style-name="P1"/>
        <text:p text:style-name="P1">可能佮最近抗爭的代誌有關係。</text:p>
        <text:p text:style-name="P1">khó-lîng kah tsuè-kīn khòng-tsing ê tāi-tsì ū kuan-hē.</text:p>
        <text:p text:style-name="P1"/>
        <text:p text:style-name="P1">啊伊是毋是有啥物消息欲共咱講唅？</text:p>
        <text:p text:style-name="P1">Ah i sī m̄ sī ū siánn-mih siau-sit beh kā lán kóng --hannh?</text:p>
        <text:p text:style-name="P1"/>
        <text:p text:style-name="P1"><text:s/>文化協會 乎，</text:p>
        <text:p text:style-name="P1"><text:s/>Bûn-huà-hia̍p-huē <text:s/>--honnh, </text:p>
        <text:p text:style-name="P1"/>
        <text:p text:style-name="P1">一向攏足關心咱農民的運動，</text:p>
        <text:p text:style-name="P1">it-hiòng lóng tsiok kuan-sim lán lông-bîn ê ūn-tōng,</text:p>
        <text:p text:style-name="P1"/>
        <text:p text:style-name="P1">真濟抗爭的方法，</text:p>
        <text:p text:style-name="P1">tsin tsuē khòng-tsing ê hong-huat, </text:p>
        <text:p text:style-name="P1"/>
        <text:p text:style-name="P1">嘛是攏協會彼爿的人共咱教的，</text:p>
        <text:p text:style-name="P1">mā sī lóng hia̍p-huē hit pîng ê lâng kā lán kà --ê, </text:p>
        <text:p text:style-name="P1"/>
        <text:p text:style-name="P1">我咧想，</text:p>
        <text:p text:style-name="P1">guá leh siūnn, </text:p>
        <text:p text:style-name="P1"/>
        <text:p text:style-name="P1">林醫師凡勢有啥物真好的想法欲共咱講，</text:p>
        <text:p text:style-name="P1">Lîm i-su huān-sè ū siánn-mih tsin hó ê siūnn-huat beh kā lán kóng,</text:p>
        <text:p text:style-name="P1"/>
        <text:p text:style-name="P1">才會專工走這逝。</text:p>
        <text:p text:style-name="P1">tsiah ē tsuan-kang tsáu tsit tsuā.</text:p>
        <text:p text:style-name="P1"/>
        <text:p text:style-name="P1">這站仔為著抗爭乎，</text:p>
        <text:p text:style-name="P1">Tsit-tsām-á uī-tio̍h khòng-tsing --honnh, </text:p>
        <text:p text:style-name="P1"/>
        <text:p text:style-name="P1">警察一直咧注意咱，</text:p>
        <text:p text:style-name="P1">kíng-tshat it-ti̍t leh tsù-ì --lán, </text:p>
        <text:p text:style-name="P1"/>
        <text:p text:style-name="P1">你家己著愛較細膩的喔。</text:p>
        <text:p text:style-name="P1">lí ka-tī to̍h-ài khah sè-jī --ê --ooh.</text:p>
        <text:p text:style-name="P1"/>
        <text:p text:style-name="P1">我知影啦，</text:p>
        <text:p text:style-name="P1">Guá tsai-iánn --lah, </text:p>
        <text:p text:style-name="P1"/>
        <text:p text:style-name="P1">好啦，</text:p>
        <text:p text:style-name="P1">hó --lah, </text:p>
        <text:p text:style-name="P1"/>
        <text:p text:style-name="P1">睏啦睏啦，</text:p>
        <text:p text:style-name="P1">khùn --lah khùn --lah, </text:p>
        <text:p text:style-name="P1"/>
        <text:p text:style-name="P1"><text:soft-page-break/>橫直有啥物代誌乎，</text:p>
        <text:p text:style-name="P1">huînn-ti̍t ū siánn-mih tāi-tsì --honnh, </text:p>
        <text:p text:style-name="P1"/>
        <text:p text:style-name="P1">⿰明仔載見面就知影矣。</text:p>
        <text:p text:style-name="P1">mia̋-tsài kìnn-bīn tō tsai-iánn --ah.</text:p>
        <text:p text:style-name="P1"/>
        <text:p text:style-name="P1">好啦。</text:p>
        <text:p text:style-name="P1">Hó --lah.</text:p>
        <text:p text:style-name="P1"/>
        <text:p text:style-name="P1"><text:s/>せんせい ，</text:p>
        <text:p text:style-name="P1"><text:s/>せんせい , </text:p>
        <text:p text:style-name="P1"/>
        <text:p text:style-name="P1">誠久無⿰看見。</text:p>
        <text:p text:style-name="P1">tsiânn kú bô khuàinn.</text:p>
        <text:p text:style-name="P1"/>
        <text:p text:style-name="P1"><text:s/>天生 ，</text:p>
        <text:p text:style-name="P1"><text:s/>Thian-sing , </text:p>
        <text:p text:style-name="P1"/>
        <text:p text:style-name="P1">最近好無？</text:p>
        <text:p text:style-name="P1">tsuè-kīn hó --bô?</text:p>
        <text:p text:style-name="P1"/>
        <text:p text:style-name="P1">好、好，</text:p>
        <text:p text:style-name="P1">Hó, hó, </text:p>
        <text:p text:style-name="P1"/>
        <text:p text:style-name="P1"><text:s/>せんせい </text:p>
        <text:p text:style-name="P1"><text:s/>せんせい <text:s/></text:p>
        <text:p text:style-name="P1"/>
        <text:p text:style-name="P1">哪有時間走來嘉義？</text:p>
        <text:p text:style-name="P1">ná ū sî-kan tsáu lâi Ka-gī?</text:p>
        <text:p text:style-name="P1"/>
        <text:p text:style-name="P1">你知影無，</text:p>
        <text:p text:style-name="P1">Lí tsai-iánn --bô, </text:p>
        <text:p text:style-name="P1"/>
        <text:p text:style-name="P1"><text:s/>雍仁 親王殿下已經來到臺灣矣。</text:p>
        <text:p text:style-name="P1"><text:s/>Iong-jîn <text:s/>tshin-ông tiān-hā í-king lâi kàu Tâi-uân --ah.</text:p>
        <text:p text:style-name="P1"/>
        <text:p text:style-name="P1">親王殿下？</text:p>
        <text:p text:style-name="P1">Tshin-ông tiān-hā?</text:p>
        <text:p text:style-name="P1"/>
        <text:p text:style-name="P1">就是天皇的第二个後生，</text:p>
        <text:p text:style-name="P1">Tiō sī thian-hông ê tē-jī ê hāu-senn, </text:p>
        <text:p text:style-name="P1"/>
        <text:p text:style-name="P1"><text:s/>雍仁 親王，</text:p>
        <text:p text:style-name="P1"><text:s/>Iong-jîn <text:s/>tshin-ông, </text:p>
        <text:p text:style-name="P1"/>
        <text:p text:style-name="P1">伊來臺灣巡查，</text:p>
        <text:p text:style-name="P1">i lâi Tâi-uân sûn-tsa, </text:p>
        <text:p text:style-name="P1"/>
        <text:p text:style-name="P1">過幾工仔，</text:p>
        <text:p text:style-name="P1">kuè --kuí-kang-á, </text:p>
        <text:p text:style-name="P1"/>
        <text:p text:style-name="P1">會去恁南靖製糖所參觀訪問。</text:p>
        <text:p text:style-name="P1">ē khì lín Lâm-tsīng tsè-thn̂g-sóo tsham-kuan hóng-mn̄g.</text:p>
        <text:p text:style-name="P1"/>
        <text:p text:style-name="P1">按呢喔，</text:p>
        <text:p text:style-name="P1">Án-ne --ooh, </text:p>
        <text:p text:style-name="P1"/>
        <text:p text:style-name="P1"><text:s/>せんせい ，</text:p>
        <text:p text:style-name="P1"><text:s/>せんせい , </text:p>
        <text:p text:style-name="P1"/>
        <text:p text:style-name="P1">咱遮講話無方便，</text:p>
        <text:p text:style-name="P1">lán tsia kóng-uē bô hong-piān, </text:p>
        <text:p text:style-name="P1"/>
        <text:p text:style-name="P1">你先來我厝裡，</text:p>
        <text:p text:style-name="P1">lí sing lâi guá tshù--lí, </text:p>
        <text:p text:style-name="P1"/>
        <text:p text:style-name="P1">我揣人來開會，</text:p>
        <text:p text:style-name="P1">guá tshuē lâng lâi khui-huē, </text:p>
        <text:p text:style-name="P1"/>
        <text:p text:style-name="P1">行。</text:p>
        <text:p text:style-name="P1"><text:soft-page-break/>kiânn.</text:p>
        <text:p text:style-name="P1"/>
        <text:p text:style-name="P1">好。</text:p>
        <text:p text:style-name="P1">Hó.</text:p>
        <text:p text:style-name="P1"/>
        <text:p text:style-name="P1"><text:s/>（日語台詞） </text:p>
        <text:p text:style-name="P1"><text:s/>(日語台詞) </text:p>
        <text:p text:style-name="P1"/>
        <text:p text:style-name="P1">看你無代誌，</text:p>
        <text:p text:style-name="P1">Khuànn lí bô tāi-tsì, </text:p>
        <text:p text:style-name="P1"/>
        <text:p text:style-name="P1">我就放心矣。</text:p>
        <text:p text:style-name="P1">guá tō hòng-sim --ah.</text:p>
        <text:p text:style-name="P1"/>
        <text:p text:style-name="P1">你毋是日本人 嗎 ？</text:p>
        <text:p text:style-name="P1">Lí m̄ sī Ji̍t-pún-lâng <text:s/>--mah ? </text:p>
        <text:p text:style-name="P1"/>
        <text:p text:style-name="P1">哪會曉講臺灣話啊？</text:p>
        <text:p text:style-name="P1">Ná ē-hiáu kóng Tâi-uân-uē ah?</text:p>
        <text:p text:style-name="P1"/>
        <text:p text:style-name="P1">我細漢佇臺灣蹛過幾若年，</text:p>
        <text:p text:style-name="P1">Guá sè-hàn tī Tâi-uân tuà-kuè kuí-nā nî, </text:p>
        <text:p text:style-name="P1"/>
        <text:p text:style-name="P1">所以會曉講臺灣話。</text:p>
        <text:p text:style-name="P1">sóo-í ē-hiáu kóng Tâi-uân-uē. </text:p>
        <text:p text:style-name="P1"/>
        <text:p text:style-name="P1">真歹勢，</text:p>
        <text:p text:style-name="P1">Tsin pháinn-sè, </text:p>
        <text:p text:style-name="P1"/>
        <text:p text:style-name="P1">害你水攏捙倒去，</text:p>
        <text:p text:style-name="P1">hāi lí tsuí lóng tshia-tó --khì, </text:p>
        <text:p text:style-name="P1"/>
        <text:p text:style-name="P1">我的馬敢若喙焦矣。</text:p>
        <text:p text:style-name="P1">guá ê bé kánn-ná tshuì-ta --ah.</text:p>
        <text:p text:style-name="P1"/>
        <text:p text:style-name="P1">橫直攏愛重舀水，</text:p>
        <text:p text:style-name="P1">Huînn-ti̍t lóng ài tîng iúnn tsuí, </text:p>
        <text:p text:style-name="P1"/>
        <text:p text:style-name="P1">我直接𤆬你去溪仔邊好矣。</text:p>
        <text:p text:style-name="P1">guá ti̍t-tsiap tshuā lí khì khe-á-pinn hó --ah.</text:p>
        <text:p text:style-name="P1"/>
        <text:p text:style-name="P1">好。</text:p>
        <text:p text:style-name="P1">Hó. </text:p>
        <text:p text:style-name="P1"/>
        <text:p text:style-name="P1">按怎是無？</text:p>
        <text:p text:style-name="P1">Án-tsuánn sī --bô?</text:p>
        <text:p text:style-name="P1"/>
        <text:p text:style-name="P1">你佮你的馬敢若感情足好的呢。</text:p>
        <text:p text:style-name="P1">Lí kah lí ê bé kán-ná kám-tsîng tsiok hó --ê --neh.</text:p>
        <text:p text:style-name="P1"/>
        <text:p text:style-name="P1">我做兵了就一直佮伊做伙，</text:p>
        <text:p text:style-name="P1">Guá tsò-ping liáu tō it-ti̍t kah i tsò-hué, </text:p>
        <text:p text:style-name="P1"/>
        <text:p text:style-name="P1">阮是上好的朋友。</text:p>
        <text:p text:style-name="P1">gún sī siōng hó ê pîng-iú. </text:p>
        <text:p text:style-name="P1"/>
        <text:p text:style-name="P1">來，</text:p>
        <text:p text:style-name="P1">Lâi, </text:p>
        <text:p text:style-name="P1"/>
        <text:p text:style-name="P1">欲摸看覓咧無？</text:p>
        <text:p text:style-name="P1">beh bong khuànn-māi --eh --bô?</text:p>
        <text:p text:style-name="P1"/>
        <text:p text:style-name="P1">敢會用得？</text:p>
        <text:p text:style-name="P1">Kám ē-īng-tsit?</text:p>
        <text:p text:style-name="P1"/>
        <text:p text:style-name="P1">Mh，</text:p>
        <text:p text:style-name="P1">Mh, </text:p>
        <text:p text:style-name="P1"/>
        <text:p text:style-name="P1">來，</text:p>
        <text:p text:style-name="P1"><text:soft-page-break/>lâi, </text:p>
        <text:p text:style-name="P1"/>
        <text:p text:style-name="P1">毋免驚，</text:p>
        <text:p text:style-name="P1">m̄-bián kiann,</text:p>
        <text:p text:style-name="P1"/>
        <text:p text:style-name="P1">馬是足有靈性的動物，</text:p>
        <text:p text:style-name="P1">bé sī tsiok ū lîng-sìng ê tōng-bu̍t, </text:p>
        <text:p text:style-name="P1"/>
        <text:p text:style-name="P1">只要你是善良的人，</text:p>
        <text:p text:style-name="P1">tsí-iàu lí sī siān-liông ê lâng, </text:p>
        <text:p text:style-name="P1"/>
        <text:p text:style-name="P1">伊攏會使感應出來，</text:p>
        <text:p text:style-name="P1">i lóng ē-sái kám-ìng --tshut-lâi, </text:p>
        <text:p text:style-name="P1"/>
        <text:p text:style-name="P1">就袂共你傷害。</text:p>
        <text:p text:style-name="P1">tō buē kā lí siong-hāi.</text:p>
        <text:p text:style-name="P1"/>
        <text:p text:style-name="P1">Mh。</text:p>
        <text:p text:style-name="P1">Mh. </text:p>
        <text:p text:style-name="P1"/>
        <text:p text:style-name="P1">摸起來的感覺，</text:p>
        <text:p text:style-name="P1">Bong --khí-lâi ê kám-kak, </text:p>
        <text:p text:style-name="P1"/>
        <text:p text:style-name="P1">佮 阿肥叔 飼的水牛無仝款呢！</text:p>
        <text:p text:style-name="P1">kah <text:s/>A-puî tsik <text:s/>tshī ê tsuí-gû bô kāng-khuán --neh! </text:p>
        <text:p text:style-name="P1"/>
        <text:p text:style-name="P1">我閣捾寡水。</text:p>
        <text:p text:style-name="P1">Guá koh kuānn kuá tsuí.</text:p>
        <text:p text:style-name="P1"/>
        <text:p text:style-name="P1">好。</text:p>
        <text:p text:style-name="P1">Hó. </text:p>
        <text:p text:style-name="P1"/>
        <text:p text:style-name="P1">來，</text:p>
        <text:p text:style-name="P1">Lâi, </text:p>
        <text:p text:style-name="P1"/>
        <text:p text:style-name="P1">我來。</text:p>
        <text:p text:style-name="P1">guá lâi.</text:p>
        <text:p text:style-name="P1"/>
        <text:p text:style-name="P1">多謝。</text:p>
        <text:p text:style-name="P1">To-siā.</text:p>
        <text:p text:style-name="P1"/>
        <text:p text:style-name="P1">你帶的彼个香火袋仔真好看。</text:p>
        <text:p text:style-name="P1">Lí tuà ê hit ê hiunn-hué tē-á tsin hó-khuànn.</text:p>
        <text:p text:style-name="P1"/>
        <text:p text:style-name="P1">這是阮阿母對廟裡求的，</text:p>
        <text:p text:style-name="P1">Tse sī gún a-bú uì biō--lí kiû --ê, </text:p>
        <text:p text:style-name="P1"/>
        <text:p text:style-name="P1">伊講會當保平安喔。</text:p>
        <text:p text:style-name="P1">i kóng ē-tàng pó pîng-an --ooh.</text:p>
        <text:p text:style-name="P1"/>
        <text:p text:style-name="P1">我細漢蹛臺灣的時陣，</text:p>
        <text:p text:style-name="P1">Guá sè-hàn tuà Tâi-uân ê sî-tsūn, </text:p>
        <text:p text:style-name="P1"/>
        <text:p text:style-name="P1">嘛是有一个仝款的，</text:p>
        <text:p text:style-name="P1">mā sī ū tsi̍t ê kāng-khuán --ê, </text:p>
        <text:p text:style-name="P1"/>
        <text:p text:style-name="P1">然後去日本做兵就無去矣。</text:p>
        <text:p text:style-name="P1">jiân-āu khì Ji̍t-pún tsò-ping tō bô--khì --ah.</text:p>
        <text:p text:style-name="P1"/>
        <text:p text:style-name="P1">恁日本軍人，</text:p>
        <text:p text:style-name="P1">Lín Ji̍t-pún kun-lîn, </text:p>
        <text:p text:style-name="P1"/>
        <text:p text:style-name="P1">攏會騎馬去足濟所在 嗎 ？</text:p>
        <text:p text:style-name="P1">lóng ē khiâ bé khì tsiok tsē sóo-tsāi <text:s/>--mah ?</text:p>
        <text:p text:style-name="P1"/>
        <text:p text:style-name="P1">嘛無一定騎馬，</text:p>
        <text:p text:style-name="P1">Mā bô it-tīng khiâ bé, </text:p>
        <text:p text:style-name="P1"/>
        <text:p text:style-name="P1"><text:soft-page-break/>有的兵仔坐車，</text:p>
        <text:p text:style-name="P1">ū ê ping-á tsē tshia, </text:p>
        <text:p text:style-name="P1"/>
        <text:p text:style-name="P1">有的兵仔坐船，</text:p>
        <text:p text:style-name="P1">ū ê ping-á tsē tsûn, </text:p>
        <text:p text:style-name="P1"/>
        <text:p text:style-name="P1">有的兵仔坐飛行機。</text:p>
        <text:p text:style-name="P1">ū ê ping-á tsē hue-lîng-ki. </text:p>
        <text:p text:style-name="P1"/>
        <text:p text:style-name="P1">Uah。</text:p>
        <text:p text:style-name="P1">Uah.</text:p>
        <text:p text:style-name="P1"/>
        <text:p text:style-name="P1">過一站仔，</text:p>
        <text:p text:style-name="P1">Kuè --tsi̍t-tsām-á, </text:p>
        <text:p text:style-name="P1"/>
        <text:p text:style-name="P1">我著欲予國家派去戰區矣，</text:p>
        <text:p text:style-name="P1">guá tio̍h beh hōo kok-ka phài khì tsiàn-khu --ah, </text:p>
        <text:p text:style-name="P1"/>
        <text:p text:style-name="P1">我真無想欲𤆬伊去，</text:p>
        <text:p text:style-name="P1">guá tsin bô siūnn-beh tshuā i khì, </text:p>
        <text:p text:style-name="P1"/>
        <text:p text:style-name="P1">因為我驚伊會受著傷害。</text:p>
        <text:p text:style-name="P1">in-uī guá kiann i ē siū-tio̍h siong-hāi.</text:p>
        <text:p text:style-name="P1"/>
        <text:p text:style-name="P1">予你。</text:p>
        <text:p text:style-name="P1">Hōo --lí.</text:p>
        <text:p text:style-name="P1"/>
        <text:p text:style-name="P1">為啥物欲送我？</text:p>
        <text:p text:style-name="P1">Uī siánn-mih beh sàng --guá?</text:p>
        <text:p text:style-name="P1"/>
        <text:p text:style-name="P1">因為這包香火足靈聖的啊，</text:p>
        <text:p text:style-name="P1">In-uī tsit pau hiunn-hué tsiok lîng-siànn --ê --ah, </text:p>
        <text:p text:style-name="P1"/>
        <text:p text:style-name="P1">紮佇咧身軀頂會當隨時保護你，</text:p>
        <text:p text:style-name="P1">tsah tī-leh sin-khu-tíng ē-tàng suî-sî pó-hōo lí, </text:p>
        <text:p text:style-name="P1"/>
        <text:p text:style-name="P1">猶閣有你的馬，</text:p>
        <text:p text:style-name="P1">ah-koh ū lí ê bé, </text:p>
        <text:p text:style-name="P1"/>
        <text:p text:style-name="P1">而且，</text:p>
        <text:p text:style-name="P1">lî-tshiánn, </text:p>
        <text:p text:style-name="P1"/>
        <text:p text:style-name="P1">我從來毋捌佮日本人做過朋友呢，</text:p>
        <text:p text:style-name="P1">guá tsiông-lâi m̄ bat kah Ji̍t-pún-lâng tsò-kuè pîng-iú --neh, </text:p>
        <text:p text:style-name="P1"/>
        <text:p text:style-name="P1">你是頭一个，</text:p>
        <text:p text:style-name="P1">lí sī thâu tsi̍t ê, </text:p>
        <text:p text:style-name="P1"/>
        <text:p text:style-name="P1">所以應該送你一个禮物。</text:p>
        <text:p text:style-name="P1">sóo-í ing-kai sàng lí tsi̍t ê lé-bu̍t.</text:p>
        <text:p text:style-name="P1"/>
        <text:p text:style-name="P1">你若送我，</text:p>
        <text:p text:style-name="P1">Lí nā sàng --guá, </text:p>
        <text:p text:style-name="P1"/>
        <text:p text:style-name="P1">你家己欲按怎？</text:p>
        <text:p text:style-name="P1">lí ka-kī beh án-tsuánn?</text:p>
        <text:p text:style-name="P1"/>
        <text:p text:style-name="P1">我拜託阮阿母閣去廟裡求一个予我就好矣啦，</text:p>
        <text:p text:style-name="P1">Guá pài-thok guán a-bú koh khì biō--lí kiû tsi̍t ê hōo guá tō hó --ah --lah, </text:p>
        <text:p text:style-name="P1"/>
        <text:p text:style-name="P1">提去啦。</text:p>
        <text:p text:style-name="P1">the̍h --khì --lah.</text:p>
        <text:p text:style-name="P1"/>
        <text:p text:style-name="P1">來，</text:p>
        <text:p text:style-name="P1">Lâi, </text:p>
        <text:p text:style-name="P1"/>
        <text:p text:style-name="P1">這个送你，</text:p>
        <text:p text:style-name="P1"><text:soft-page-break/>tsit ê sàng --lí, </text:p>
        <text:p text:style-name="P1"/>
        <text:p text:style-name="P1">當做回禮，</text:p>
        <text:p text:style-name="P1">tòng-tsò huê-lé, </text:p>
        <text:p text:style-name="P1"/>
        <text:p text:style-name="P1">這嘛是保平安的。</text:p>
        <text:p text:style-name="P1">tse mā sī pó pîng-an --ê. </text:p>
        <text:p text:style-name="P1"/>
        <text:p text:style-name="P1">Mh！</text:p>
        <text:p text:style-name="P1">Mh!</text:p>
        <text:p text:style-name="P1"/>
        <text:p text:style-name="P1">我會一直囥佇身軀頂。</text:p>
        <text:p text:style-name="P1">Guá ē it-ti̍t khǹg tī sin-khu-tíng.</text:p>
        <text:p text:style-name="P1"/>
        <text:p text:style-name="P1">我嘛會一直囥佇咧身軀頂，</text:p>
        <text:p text:style-name="P1">Guá mā ē it-ti̍t khǹg tī-leh sin-khu-tíng, </text:p>
        <text:p text:style-name="P1"/>
        <text:p text:style-name="P1">多謝。</text:p>
        <text:p text:style-name="P1">to-siā. </text:p>
        <text:p text:style-name="P1"/>
        <text:p text:style-name="P1">啊，</text:p>
        <text:p text:style-name="P1">Ah, </text:p>
        <text:p text:style-name="P1"/>
        <text:p text:style-name="P1">顧佮你開講，</text:p>
        <text:p text:style-name="P1">kòo kah lí khai-káng, </text:p>
        <text:p text:style-name="P1"/>
        <text:p text:style-name="P1">攏袂記得時間矣，</text:p>
        <text:p text:style-name="P1">lóng bē-kì-lit sî-kan --ah, </text:p>
        <text:p text:style-name="P1"/>
        <text:p text:style-name="P1">我欲轉去矣，</text:p>
        <text:p text:style-name="P1">guá beh tńg--khì --ah, </text:p>
        <text:p text:style-name="P1"/>
        <text:p text:style-name="P1">阮阿母閣咧等我捾水轉去呢！</text:p>
        <text:p text:style-name="P1">guán a-bú koh leh tán guá kuānn tsuí tńg--khì --neh! </text:p>
        <text:p text:style-name="P1"/>
        <text:p text:style-name="P1">再會。</text:p>
        <text:p text:style-name="P1">Tsài-huē.</text:p>
        <text:p text:style-name="P1"/>
        <text:p text:style-name="P1">較細膩咧，</text:p>
        <text:p text:style-name="P1">Khah sè-lī --leh, </text:p>
        <text:p text:style-name="P1"/>
        <text:p text:style-name="P1">毋通閣挵著別人。</text:p>
        <text:p text:style-name="P1">m̄-thang koh lòng-tio̍h pa̍t-lâng.</text:p>
        <text:p text:style-name="P1"/>
        <text:p text:style-name="P1">袂啦。</text:p>
        <text:p text:style-name="P1">Bē --lah.</text:p>
        <text:p text:style-name="P1"/>
        <text:p text:style-name="P1">你叫啥物名？</text:p>
        <text:p text:style-name="P1">Lí kiò siánn-mih miâ?</text:p>
        <text:p text:style-name="P1"/>
        <text:p text:style-name="P1"><text:s/>阿梅 啊，</text:p>
        <text:p text:style-name="P1"><text:s/>A-muî <text:s/>--ah, </text:p>
        <text:p text:style-name="P1"/>
        <text:p text:style-name="P1">你去佗位唅？</text:p>
        <text:p text:style-name="P1">lí khì tó-uī --hannh? </text:p>
        <text:p text:style-name="P1"/>
        <text:p text:style-name="P1">捾一桶水捾遐爾久，</text:p>
        <text:p text:style-name="P1">Kuānn tsi̍t tháng tsuí kuānn hiah-nī kú, </text:p>
        <text:p text:style-name="P1"/>
        <text:p text:style-name="P1">到這陣才轉來。</text:p>
        <text:p text:style-name="P1">kàu tsit-tsūn tsiah --tńg-lâi.</text:p>
        <text:p text:style-name="P1"/>
        <text:p text:style-name="P1">阿母，</text:p>
        <text:p text:style-name="P1">A-bú, </text:p>
        <text:p text:style-name="P1"/>
        <text:p text:style-name="P1">我共你講一件足趣味的代誌喔，</text:p>
        <text:p text:style-name="P1">guá kā lí kóng tsi̍t kiānn tsiok tshù-bī ê tāi-tsì --ooh, </text:p>
        <text:p text:style-name="P1"/>
        <text:p text:style-name="P1">我拄才拄著一个。</text:p>
        <text:p text:style-name="P1">guá tú-tsiah tú-tio̍h tsi̍t ê.</text:p>
        <text:p text:style-name="P1"><text:soft-page-break/></text:p>
        <text:p text:style-name="P1">好、好、好、好，</text:p>
        <text:p text:style-name="P1">Hó, hó, hó, hó, </text:p>
        <text:p text:style-name="P1"/>
        <text:p text:style-name="P1">欲講等一下才閣講，</text:p>
        <text:p text:style-name="P1">beh kóng tán --tsi̍t-ē tsiah koh kóng, </text:p>
        <text:p text:style-name="P1"/>
        <text:p text:style-name="P1">你先去 阿滿姨 in兜乎，</text:p>
        <text:p text:style-name="P1">lí sing khì <text:s/>A-buán î <text:s/>in tau --honnh, </text:p>
        <text:p text:style-name="P1"/>
        <text:p text:style-name="P1">借兩粒鴨卵，</text:p>
        <text:p text:style-name="P1">tsioh nn̄g lia̍p ah-nn̄g, </text:p>
        <text:p text:style-name="P1"/>
        <text:p text:style-name="P1">今仔日有人客，</text:p>
        <text:p text:style-name="P1">kin-á-ji̍t ū lâng-kheh, </text:p>
        <text:p text:style-name="P1"/>
        <text:p text:style-name="P1">媽愛炒菜脯卵招待人。</text:p>
        <text:p text:style-name="P1">mah ài tshá tshài-póo-nn̄g tsiau-thāi --lâng.</text:p>
        <text:p text:style-name="P1"/>
        <text:p text:style-name="P1">阿母，</text:p>
        <text:p text:style-name="P1">A-bú, </text:p>
        <text:p text:style-name="P1"/>
        <text:p text:style-name="P1">今仔日是啥物款的人客欲來啊？</text:p>
        <text:p text:style-name="P1">kin-á-ji̍t sī siánn-mih khuán ê lâng-kheh beh lâi --ah? </text:p>
        <text:p text:style-name="P1"/>
        <text:p text:style-name="P1">你佮阿爸攏遮爾仔緊張，</text:p>
        <text:p text:style-name="P1">Lí kah a-pah lóng tsiah-nī-á kín-tiunn, </text:p>
        <text:p text:style-name="P1"/>
        <text:p text:style-name="P1">我敢有看過？</text:p>
        <text:p text:style-name="P1">guá kám ū khuànn--kuè?</text:p>
        <text:p text:style-name="P1"/>
        <text:p text:style-name="P1">阿爸。</text:p>
        <text:p text:style-name="P1">A-pah.</text:p>
        <text:p text:style-name="P1"/>
        <text:p text:style-name="P1">恁是咧創啥啦？</text:p>
        <text:p text:style-name="P1">Lín sī leh tshòng sánn --lah?</text:p>
        <text:p text:style-name="P1"/>
        <text:p text:style-name="P1">大人的代誌你莫佇遮亂啦，</text:p>
        <text:p text:style-name="P1">Tuā-lâng ê tāi-tsì lí mài tī tsia luān --lah, </text:p>
        <text:p text:style-name="P1"/>
        <text:p text:style-name="P1">緊去借鴨卵，</text:p>
        <text:p text:style-name="P1">kín khì tsioh ah-nn̄g, </text:p>
        <text:p text:style-name="P1"/>
        <text:p text:style-name="P1">這予我。</text:p>
        <text:p text:style-name="P1">tse hōo --guá.</text:p>
        <text:p text:style-name="P1"/>
        <text:p text:style-name="P1">好啦。</text:p>
        <text:p text:style-name="P1">Hó --lah.</text:p>
        <text:p text:style-name="P1"/>
        <text:p text:style-name="P1">緊去啦。</text:p>
        <text:p text:style-name="P1">Kín khì --lah. </text:p>
        <text:p text:style-name="P1"/>
        <text:p text:style-name="P1">猶閣看，</text:p>
        <text:p text:style-name="P1">Ah koh khuànn, </text:p>
        <text:p text:style-name="P1"/>
        <text:p text:style-name="P1">緊去啦。</text:p>
        <text:p text:style-name="P1">kín khì --lah.</text:p>
        <text:p text:style-name="P1"/>
        <text:p text:style-name="P1">喔。</text:p>
        <text:p text:style-name="P1">Ooh.</text:p>
        <text:p text:style-name="P1"/>
        <text:p text:style-name="P1">是按呢啦，</text:p>
        <text:p text:style-name="P1">Sī án-ne --lah, </text:p>
        <text:p text:style-name="P1"/>
        <text:p text:style-name="P1">雖然講製糖所咧價數面頂乎，</text:p>
        <text:p text:style-name="P1">sui-liân kóng tsè-thn̂g-sóo leh kè-siàu bīn-tíng --honnh, </text:p>
        <text:p text:style-name="P1"/>
        <text:p text:style-name="P1">有做讓步，</text:p>
        <text:p text:style-name="P1">ū tsò niū-pōo, </text:p>
        <text:p text:style-name="P1"/>
        <text:p text:style-name="P1"><text:soft-page-break/>但是我認為講，</text:p>
        <text:p text:style-name="P1">tān-sī guá līn-uî kóng, </text:p>
        <text:p text:style-name="P1"/>
        <text:p text:style-name="P1">這是因為親王欲來，</text:p>
        <text:p text:style-name="P1">tse sī in-uī tshin-ông beh lâi, </text:p>
        <text:p text:style-name="P1"/>
        <text:p text:style-name="P1">暫時咧共咱應付一下，</text:p>
        <text:p text:style-name="P1">tsiām-sî leh kā lán ìng-hù --tsi̍t-ē, </text:p>
        <text:p text:style-name="P1"/>
        <text:p text:style-name="P1">我的意見是講，</text:p>
        <text:p text:style-name="P1">guá ê ì-kiàn sī kóng, </text:p>
        <text:p text:style-name="P1"/>
        <text:p text:style-name="P1">不如咱利用這改的機會來去向親王陳情。</text:p>
        <text:p text:style-name="P1">put-lû lán lī-iōng tsit kái ê ki-huē lâi-khì hiòng tshin-ông tîn-tsîng.</text:p>
        <text:p text:style-name="P1"/>
        <text:p text:style-name="P1">既然是親王，</text:p>
        <text:p text:style-name="P1">Kì-liân sī tshin-ông, </text:p>
        <text:p text:style-name="P1"/>
        <text:p text:style-name="P1">按呢一定有大軍來共保護啦，</text:p>
        <text:p text:style-name="P1">án-ne it-tīng ū tuā-kun lâi kā pó-hōo --lah, </text:p>
        <text:p text:style-name="P1"/>
        <text:p text:style-name="P1">恐驚咧乎咱連欲倚近伊就攏無辦法，</text:p>
        <text:p text:style-name="P1">khióng-kiann --eh --honnh lán liân beh uá-kīn i tō lóng bô pān-huat, </text:p>
        <text:p text:style-name="P1"/>
        <text:p text:style-name="P1">啊若按呢，</text:p>
        <text:p text:style-name="P1">ah nā án-ne, </text:p>
        <text:p text:style-name="P1"/>
        <text:p text:style-name="P1">咱、咱是欲按怎向伊陳情啊？</text:p>
        <text:p text:style-name="P1">lán, lán sī beh án-nuá hiòng i tîn-tsîng --ah?</text:p>
        <text:p text:style-name="P1"/>
        <text:p text:style-name="P1">其實這改親王來臺灣乎，</text:p>
        <text:p text:style-name="P1">Kî-si̍t tsit kái tshin-ông lâi Tâi-uân --honnh, </text:p>
        <text:p text:style-name="P1"/>
        <text:p text:style-name="P1">知影的人是無濟啦，</text:p>
        <text:p text:style-name="P1">tsai-iánn ê lâng sī bô tsuē --lah, </text:p>
        <text:p text:style-name="P1"/>
        <text:p text:style-name="P1">連報紙攏嘛無刊出來，</text:p>
        <text:p text:style-name="P1">liân pò-tsuá lóng mā bô khan --tshut-lâi, </text:p>
        <text:p text:style-name="P1"/>
        <text:p text:style-name="P1">我會知影這个消息乎，</text:p>
        <text:p text:style-name="P1">guá ē tsai-iánn tsit ê siau-sit --honnh, </text:p>
        <text:p text:style-name="P1"/>
        <text:p text:style-name="P1">是直接對日本彼爿來的啦，</text:p>
        <text:p text:style-name="P1">sī ti̍t-tsiap uì Ji̍t-pún hit pîng lâi --ê --lah, </text:p>
        <text:p text:style-name="P1"/>
        <text:p text:style-name="P1">袂像頂改皇太子來到臺灣，</text:p>
        <text:p text:style-name="P1">bē tshiūnn tíng-kái hông-thài-tsú lâi kàu Tâi-uân, </text:p>
        <text:p text:style-name="P1"/>
        <text:p text:style-name="P1">自頭到尾攏是憲兵咧共伊保護，</text:p>
        <text:p text:style-name="P1">tsū-thâu-kàu-bué lóng sī hiàn-ping leh kā i pó-hōo, </text:p>
        <text:p text:style-name="P1"/>
        <text:p text:style-name="P1">這改極加，</text:p>
        <text:p text:style-name="P1">tsit kái ki̍k-ke, </text:p>
        <text:p text:style-name="P1"/>
        <text:p text:style-name="P1">干焦是一寡侍衛佮警察⿰爾爾。</text:p>
        <text:p text:style-name="P1">kan-na sī tsi̍t-kuá sī-uī kah kíng-tshat nia̋.</text:p>
        <text:p text:style-name="P1"/>
        <text:p text:style-name="P1">我咧想喔，</text:p>
        <text:p text:style-name="P1">Guá leh siūnn --ooh, </text:p>
        <text:p text:style-name="P1"/>
        <text:p text:style-name="P1">代誌無咱想的遮爾仔簡單，</text:p>
        <text:p text:style-name="P1">tāi-tsì bô lán siūnn --ê tsiah-nī-á kán-tan, </text:p>
        <text:p text:style-name="P1"><text:soft-page-break/></text:p>
        <text:p text:style-name="P1">咱欲抗爭的對象身份無仝呢，</text:p>
        <text:p text:style-name="P1">lán beh khòng-tsing ê tuì-siōng sin-hūn bô-kāng --neh, </text:p>
        <text:p text:style-name="P1"/>
        <text:p text:style-name="P1">啊萬不一若出啥物差錯，</text:p>
        <text:p text:style-name="P1">ah bān-put-it nā tshut siánn-mih tsha-tshò, </text:p>
        <text:p text:style-name="P1"/>
        <text:p text:style-name="P1">嘿，</text:p>
        <text:p text:style-name="P1">heh, </text:p>
        <text:p text:style-name="P1"/>
        <text:p text:style-name="P1">彼警察乎絕對無遮爾仔簡單就放咱煞啦乎？</text:p>
        <text:p text:style-name="P1">he kíng-tshat --honnh tsua̍t-tuì bô tsiah-nī-á kán-tan tō pàng lán suah --lah --honnh?</text:p>
        <text:p text:style-name="P1"/>
        <text:p text:style-name="P1">著啊，</text:p>
        <text:p text:style-name="P1">Tio̍h --ah,</text:p>
        <text:p text:style-name="P1"/>
        <text:p text:style-name="P1">凡勢會去⿰予人掠去關喔。</text:p>
        <text:p text:style-name="P1">huān-sè ē khì hőng lia̍h khì kuainn --ooh.</text:p>
        <text:p text:style-name="P1"/>
        <text:p text:style-name="P1">嘿啊，</text:p>
        <text:p text:style-name="P1">Heh --ah,</text:p>
        <text:p text:style-name="P1"/>
        <text:p text:style-name="P1">啊咱的甘蔗園佮一家大細，</text:p>
        <text:p text:style-name="P1">ah lán ê kam-tsià hn̂g kah tsi̍t ke tuā-sè, </text:p>
        <text:p text:style-name="P1"/>
        <text:p text:style-name="P1">⿰啥人欲來共咱照顧？</text:p>
        <text:p text:style-name="P1">siáng beh lâi kā lán tsiàu-kòo?</text:p>
        <text:p text:style-name="P1"/>
        <text:p text:style-name="P1">著啦，</text:p>
        <text:p text:style-name="P1">Tio̍h --lah, </text:p>
        <text:p text:style-name="P1"/>
        <text:p text:style-name="P1">講按呢嘛有影啦，</text:p>
        <text:p text:style-name="P1">kóng án-ne mā ū-iánn --lah, </text:p>
        <text:p text:style-name="P1"/>
        <text:p text:style-name="P1">親王喔欲去製糖所巡察，</text:p>
        <text:p text:style-name="P1">tshin-ông --ooh beh khì tsè-thn̂g-sóo sûn-tshat, </text:p>
        <text:p text:style-name="P1"/>
        <text:p text:style-name="P1">啊咱走去共亂，</text:p>
        <text:p text:style-name="P1">ah lán tsáu khì kā luān, </text:p>
        <text:p text:style-name="P1"/>
        <text:p text:style-name="P1">mh，</text:p>
        <text:p text:style-name="P1">mh, </text:p>
        <text:p text:style-name="P1"/>
        <text:p text:style-name="P1">按呢警察乎佮製糖所乎</text:p>
        <text:p text:style-name="P1">án-ne kíng-tshat --honnh kah tsè-thn̂g-sóo --honnh</text:p>
        <text:p text:style-name="P1"/>
        <text:p text:style-name="P1">絕對會共這筆數攏算佇咧咱的頭殼頂啦。</text:p>
        <text:p text:style-name="P1">tsua̍t-tuì ē kā tsit pit siàu lóng sǹg tī-leh lán ê thâu-khak-tíng --lah.</text:p>
        <text:p text:style-name="P1"/>
        <text:p text:style-name="P1">就是講meh，</text:p>
        <text:p text:style-name="P1">Tō sī kóng --meh, </text:p>
        <text:p text:style-name="P1"/>
        <text:p text:style-name="P1">我看乎連拄提懸的收買價數攏會去⿰予人取消。</text:p>
        <text:p text:style-name="P1">guá khuànn --honnh liân tú the̍h-kuân ê siu-bé kè-siàu lóng ē khì hőng tshú-siau.</text:p>
        <text:p text:style-name="P1"/>
        <text:p text:style-name="P1">啊 天生 啊，</text:p>
        <text:p text:style-name="P1">Ah <text:s/>Thian-sing <text:s/>--ah, </text:p>
        <text:p text:style-name="P1"/>
        <text:p text:style-name="P1">逐家講的攏無毋著啦，</text:p>
        <text:p text:style-name="P1">ta̍k-ke kóng --ê lóng bô m̄-tio̍h --lah, </text:p>
        <text:p text:style-name="P1"><text:soft-page-break/></text:p>
        <text:p text:style-name="P1">猶毋過你愛知影呢，</text:p>
        <text:p text:style-name="P1">ah-m̄-koh lí ài tsai-iánn --neh, </text:p>
        <text:p text:style-name="P1"/>
        <text:p text:style-name="P1">欲抗爭嘛愛看時陣啊，</text:p>
        <text:p text:style-name="P1">beh khòng-tsing mā ài khuànn sî-tsūn --ah, </text:p>
        <text:p text:style-name="P1"/>
        <text:p text:style-name="P1">若閣按呢舞⿰落去乎，</text:p>
        <text:p text:style-name="P1">nā koh án-ne bú lueh --honnh, </text:p>
        <text:p text:style-name="P1"/>
        <text:p text:style-name="P1">凡勢乎連咱的命就攏休去矣。</text:p>
        <text:p text:style-name="P1">huān-sè --honnh liân lán ê miā tō lóng hiu--khì --ah.</text:p>
        <text:p text:style-name="P1"/>
        <text:p text:style-name="P1">來。</text:p>
        <text:p text:style-name="P1">Lâi.</text:p>
        <text:p text:style-name="P1"/>
        <text:p text:style-name="P1"><text:s/>せんせい ，</text:p>
        <text:p text:style-name="P1"><text:s/>せんせい , </text:p>
        <text:p text:style-name="P1"/>
        <text:p text:style-name="P1">歹勢，</text:p>
        <text:p text:style-name="P1">pháinn-sè, </text:p>
        <text:p text:style-name="P1"/>
        <text:p text:style-name="P1">我敬你。</text:p>
        <text:p text:style-name="P1">guá kìng --lí.</text:p>
        <text:p text:style-name="P1"/>
        <text:p text:style-name="P1">來。</text:p>
        <text:p text:style-name="P1">Lâi.</text:p>
        <text:p text:style-name="P1"/>
        <text:p text:style-name="P1">實在是誠歹勢啦，</text:p>
        <text:p text:style-name="P1">Si̍t-tsāi sī tsiânn pháinn-sè --lah, </text:p>
        <text:p text:style-name="P1"/>
        <text:p text:style-name="P1">予你按呢一逝工對 北門庄 到阮遮來共阮報這个消息，</text:p>
        <text:p text:style-name="P1">hōo lí án-ne tsi̍t tsuā kang tuì <text:s/>Pak-mn̂g-tsng <text:s/>kàu guán tsia lâi kā gún pò tsit ê siau-sit, </text:p>
        <text:p text:style-name="P1"/>
        <text:p text:style-name="P1">啊結果阮庄仔內的人煞按呢啦。</text:p>
        <text:p text:style-name="P1">ah kiat-kó gún tsng-á-lāi ê lâng suah án-ne --lah.</text:p>
        <text:p text:style-name="P1"/>
        <text:p text:style-name="P1">莫按呢講啦，</text:p>
        <text:p text:style-name="P1">Mài án-ne kóng --lah, </text:p>
        <text:p text:style-name="P1"/>
        <text:p text:style-name="P1">其實喔，</text:p>
        <text:p text:style-name="P1">kî-si̍t --ooh, </text:p>
        <text:p text:style-name="P1"/>
        <text:p text:style-name="P1">in按呢想乎，</text:p>
        <text:p text:style-name="P1">in án-ne siūnn --honnh, </text:p>
        <text:p text:style-name="P1"/>
        <text:p text:style-name="P1">嘛是正確的，</text:p>
        <text:p text:style-name="P1">mā sī tsìng-khak --ê, </text:p>
        <text:p text:style-name="P1"/>
        <text:p text:style-name="P1">猶毋過乎，</text:p>
        <text:p text:style-name="P1">iah-m̄-koh --honnh, </text:p>
        <text:p text:style-name="P1"/>
        <text:p text:style-name="P1">就是因為咱這个社會的體制傷過剝削，</text:p>
        <text:p text:style-name="P1">tiō sī in-uī lán tsit ê siā-huē ê thé-tsè siunn kuè pak-siah, </text:p>
        <text:p text:style-name="P1"/>
        <text:p text:style-name="P1">足濟人連飯碗攏無法度顧，</text:p>
        <text:p text:style-name="P1">tsiok tsē lâng liân pn̄g-uánn lóng bô huat-tōo kòo, </text:p>
        <text:p text:style-name="P1"/>
        <text:p text:style-name="P1">咱遮的人乎閣較應該徛出來，</text:p>
        <text:p text:style-name="P1">lán tsia-ê lâng --honnh koh-khah ing-kai khiā --tshut-lâi, </text:p>
        <text:p text:style-name="P1"/>
        <text:p text:style-name="P1">共遮的無公平拍予破，</text:p>
        <text:p text:style-name="P1">kā tsia--ê bô kong-pênn phah hōo phuà, </text:p>
        <text:p text:style-name="P1"><text:soft-page-break/></text:p>
        <text:p text:style-name="P1">建立一个公平的社會。</text:p>
        <text:p text:style-name="P1">kiàn-li̍p tsi̍t ê kong-pênn ê siā-huē. </text:p>
        <text:p text:style-name="P1"/>
        <text:p text:style-name="P1">其實我喔，</text:p>
        <text:p text:style-name="P1">Kî-si̍t guá --ooh, </text:p>
        <text:p text:style-name="P1"/>
        <text:p text:style-name="P1">只是一个覕咧海港邊乎開一个小小診所的醫生⿰爾爾，</text:p>
        <text:p text:style-name="P1">tsí-sī tsi̍t ê bih leh hái-káng-pinn --honnh khui tsi̍t ê sió-sió tsín-sóo ê i-sing nia̋, </text:p>
        <text:p text:style-name="P1"/>
        <text:p text:style-name="P1">真正為著這个土地貢獻，</text:p>
        <text:p text:style-name="P1">tsin-tsiànn uī-tio̍h tsit ê thóo-tē kòng-hiàn, </text:p>
        <text:p text:style-name="P1"/>
        <text:p text:style-name="P1">肯拍拚的人，</text:p>
        <text:p text:style-name="P1">khíng phah-piànn ê lâng, </text:p>
        <text:p text:style-name="P1"/>
        <text:p text:style-name="P1">是恁遮的農民，</text:p>
        <text:p text:style-name="P1">sī lín tsia-ê lông-bîn, </text:p>
        <text:p text:style-name="P1"/>
        <text:p text:style-name="P1">來，</text:p>
        <text:p text:style-name="P1">lâi, </text:p>
        <text:p text:style-name="P1"/>
        <text:p text:style-name="P1">我共你敬一下。</text:p>
        <text:p text:style-name="P1">guá kā lí kìng --tsi̍t-ē.</text:p>
        <text:p text:style-name="P1"/>
        <text:p text:style-name="P1">無啦無啦。</text:p>
        <text:p text:style-name="P1">Bô --lah bô --lah.</text:p>
        <text:p text:style-name="P1"/>
        <text:p text:style-name="P1">坦白講乎，</text:p>
        <text:p text:style-name="P1">Thán-pe̍h kóng --honnh, </text:p>
        <text:p text:style-name="P1"/>
        <text:p text:style-name="P1">我有足濟理念攏是對日本本土傳過來的，</text:p>
        <text:p text:style-name="P1">guá ū tsiok tsē lí-liām lóng sī uì Ji̍t-pún pún-thóo thuân --kuè-lâi --ê, </text:p>
        <text:p text:style-name="P1"/>
        <text:p text:style-name="P1">雖然講這个日本政府乎足可惡的，</text:p>
        <text:p text:style-name="P1">sui-liân kóng tsit ê Ji̍t-pún tsìng-hú --honnh tsiok khó-ònn --ê, </text:p>
        <text:p text:style-name="P1"/>
        <text:p text:style-name="P1">猶毋過踮佇日本乎受過教育的人乎，</text:p>
        <text:p text:style-name="P1">iah-m̄-koh tiàm tī Ji̍t-pún --honnh siū-kuè kàu-io̍k ê lâng --honnh, </text:p>
        <text:p text:style-name="P1"/>
        <text:p text:style-name="P1">每一个人對社會的這種觀念乎，</text:p>
        <text:p text:style-name="P1">muí tsi̍t ê lâng tuì siā-huē ê tsit tsióng kuan-liām --honnh, </text:p>
        <text:p text:style-name="P1"/>
        <text:p text:style-name="P1">攏非常非常的進步。</text:p>
        <text:p text:style-name="P1">lóng hui-siông hui-siông ê tsìn-pōo.</text:p>
        <text:p text:style-name="P1"/>
        <text:p text:style-name="P1">按呢喔，</text:p>
        <text:p text:style-name="P1">Án-ne --ooh, </text:p>
        <text:p text:style-name="P1"/>
        <text:p text:style-name="P1">有影喔？</text:p>
        <text:p text:style-name="P1">ū-iánn --ooh?</text:p>
        <text:p text:style-name="P1"/>
        <text:p text:style-name="P1"><text:s/>阿梅仔 ，</text:p>
        <text:p text:style-name="P1"><text:s/>A-muî--á , </text:p>
        <text:p text:style-name="P1"/>
        <text:p text:style-name="P1">你戇戇徛佇遮欲創啥？</text:p>
        <text:p text:style-name="P1">lí gōng-gōng khiā tī tsia beh tshòng siánn? </text:p>
        <text:p text:style-name="P1"/>
        <text:p text:style-name="P1">大人咧講代誌啦，</text:p>
        <text:p text:style-name="P1">Tuā-lâng leh kóng tāi-tsì --lah, </text:p>
        <text:p text:style-name="P1"/>
        <text:p text:style-name="P1">入去房間。</text:p>
        <text:p text:style-name="P1"><text:soft-page-break/>li̍p-khì pâng-king.</text:p>
        <text:p text:style-name="P1"/>
        <text:p text:style-name="P1">喔。</text:p>
        <text:p text:style-name="P1">Ooh.</text:p>
        <text:p text:style-name="P1"/>
        <text:p text:style-name="P1"><text:s/>阿梅 是？</text:p>
        <text:p text:style-name="P1"><text:s/>A-muî <text:s/>sī?</text:p>
        <text:p text:style-name="P1"/>
        <text:p text:style-name="P1">喔，</text:p>
        <text:p text:style-name="P1">Ooh, </text:p>
        <text:p text:style-name="P1"/>
        <text:p text:style-name="P1"><text:s/>阿梅 喔？</text:p>
        <text:p text:style-name="P1"><text:s/>A-muî <text:s/>--ooh? </text:p>
        <text:p text:style-name="P1"/>
        <text:p text:style-name="P1">就阮查某囝啦。</text:p>
        <text:p text:style-name="P1">Tō gún tsa-bóo-kiánn --lah.</text:p>
        <text:p text:style-name="P1"/>
        <text:p text:style-name="P1">喔。</text:p>
        <text:p text:style-name="P1">Ooh.</text:p>
        <text:p text:style-name="P1"/>
        <text:p text:style-name="P1"><text:s/>せんせい 啊，</text:p>
        <text:p text:style-name="P1"><text:s/>せんせい <text:s/>--ah, </text:p>
        <text:p text:style-name="P1"/>
        <text:p text:style-name="P1">歹勢啦，</text:p>
        <text:p text:style-name="P1">pháinn-sè --lah, </text:p>
        <text:p text:style-name="P1"/>
        <text:p text:style-name="P1">庄跤所在無啥物通予招待的。</text:p>
        <text:p text:style-name="P1">tsng-kha sóo-tsāi bô siánn-mih thang hōo tsiau-thāi --ê.</text:p>
        <text:p text:style-name="P1"/>
        <text:p text:style-name="P1">唉啊，</text:p>
        <text:p text:style-name="P1">Haih --ah,</text:p>
        <text:p text:style-name="P1"/>
        <text:p text:style-name="P1">講按呢，</text:p>
        <text:p text:style-name="P1">kóng án-ne, </text:p>
        <text:p text:style-name="P1"/>
        <text:p text:style-name="P1">攢甲遮腥臊著，</text:p>
        <text:p text:style-name="P1">tshuân kah tsiah tshenn-tshau --tio̍h,</text:p>
        <text:p text:style-name="P1"/>
        <text:p text:style-name="P1">是我較歹勢啦，</text:p>
        <text:p text:style-name="P1">sī guá khah pháinn-sè --lah, </text:p>
        <text:p text:style-name="P1"/>
        <text:p text:style-name="P1">共恁攪擾矣，</text:p>
        <text:p text:style-name="P1">kā lín kiáu-jiáu --ah, </text:p>
        <text:p text:style-name="P1"/>
        <text:p text:style-name="P1">哈哈哈哈。</text:p>
        <text:p text:style-name="P1">ha ha ha ha.</text:p>
        <text:p text:style-name="P1"/>
        <text:p text:style-name="P1">袂啦袂啦。</text:p>
        <text:p text:style-name="P1">Bē --lah bē --lah.</text:p>
        <text:p text:style-name="P1"/>
        <text:p text:style-name="P1">今仔暗時喔就佮恁翁仔某兩个人好好仔啉一下，</text:p>
        <text:p text:style-name="P1">Kin-á àm-sî --ooh tō kah lín ang-á-bóo nn̄g ê lâng hó-hó-á lim --tsi̍t-ē, </text:p>
        <text:p text:style-name="P1"/>
        <text:p text:style-name="P1">到時我去車頂喔才會較好睏，</text:p>
        <text:p text:style-name="P1">kàu-sî guá khì tshia-tíng --ooh tsiah ē khah hó khùn, </text:p>
        <text:p text:style-name="P1"/>
        <text:p text:style-name="P1">哈哈哈。</text:p>
        <text:p text:style-name="P1">ha ha ha.</text:p>
        <text:p text:style-name="P1"/>
        <text:p text:style-name="P1">按呢。</text:p>
        <text:p text:style-name="P1">Án-ne.</text:p>
        <text:p text:style-name="P1"/>
        <text:p text:style-name="P1">來、來、來。</text:p>
        <text:p text:style-name="P1">Lâi, lâi, lâi.</text:p>
        <text:p text:style-name="P1"/>
        <text:p text:style-name="P1">來、來、來，</text:p>
        <text:p text:style-name="P1">Lâi, lâi, lâi, </text:p>
        <text:p text:style-name="P1"/>
        <text:p text:style-name="P1">來咱兩个乎做陣敬一下仔 せんせい 咧。</text:p>
        <text:p text:style-name="P1"><text:soft-page-break/>lâi lán nn̄g ê --honnh tsò-tīn kìng --tsi̍t-ē-á <text:s/>せんせい <text:s/>--leh.</text:p>
        <text:p text:style-name="P1"/>
        <text:p text:style-name="P1">唉，</text:p>
        <text:p text:style-name="P1">Haih, </text:p>
        <text:p text:style-name="P1"/>
        <text:p text:style-name="P1">免遐客氣啦！</text:p>
        <text:p text:style-name="P1">bián hiah kheh-khì --lah!</text:p>
        <text:p text:style-name="P1"/>
        <text:p text:style-name="P1">來、來、來、來。</text:p>
        <text:p text:style-name="P1">Lâi, lâi, lâi, lâi.</text:p>
        <text:p text:style-name="P1"/>
        <text:p text:style-name="P1">遮爾仔暗矣，</text:p>
        <text:p text:style-name="P1">Tsiah-nī-á àm --ah, </text:p>
        <text:p text:style-name="P1"/>
        <text:p text:style-name="P1">你閣咧四界趖，</text:p>
        <text:p text:style-name="P1">lí koh leh sì-kè sô, </text:p>
        <text:p text:style-name="P1"/>
        <text:p text:style-name="P1">是欲趖去佗位啊？</text:p>
        <text:p text:style-name="P1">sī beh sô khì tó-uī --ah?</text:p>
        <text:p text:style-name="P1"/>
        <text:p text:style-name="P1">大人啊，</text:p>
        <text:p text:style-name="P1">Tāi-lîn --ah, </text:p>
        <text:p text:style-name="P1"/>
        <text:p text:style-name="P1">無啦無啦，</text:p>
        <text:p text:style-name="P1">bô --lah bô --lah, </text:p>
        <text:p text:style-name="P1"/>
        <text:p text:style-name="P1">我乎是有一个消息欲來向大人通報啦。</text:p>
        <text:p text:style-name="P1">guá --honnh sī ū tsi̍t ê siau-sit beh lâi hiòng tāi-lîn thong-pò --lah. </text:p>
        <text:p text:style-name="P1"/>
        <text:p text:style-name="P1">今仔日乎 天生仔 in兜來一个外地的人客呢，</text:p>
        <text:p text:style-name="P1">Kin-á-ji̍t --honnh <text:s/>Thian-sing--á <text:s/>in tau lâi tsi̍t ê guā-tē ê lâng-kheh --neh, </text:p>
        <text:p text:style-name="P1"/>
        <text:p text:style-name="P1">彼。</text:p>
        <text:p text:style-name="P1">he.</text:p>
        <text:p text:style-name="P1"/>
        <text:p text:style-name="P1">這你毋免講矣，</text:p>
        <text:p text:style-name="P1">Tse lí m̄-bián kóng --ah, </text:p>
        <text:p text:style-name="P1"/>
        <text:p text:style-name="P1">伊叫 林慶堂 ，</text:p>
        <text:p text:style-name="P1">i kiò <text:s/>Lîm Khìng-tông , </text:p>
        <text:p text:style-name="P1"/>
        <text:p text:style-name="P1">是 文化協會 的人。</text:p>
        <text:p text:style-name="P1">sī <text:s/>bûn-huà hia̍p-huē <text:s/>ê lâng.</text:p>
        <text:p text:style-name="P1"/>
        <text:p text:style-name="P1">喔，</text:p>
        <text:p text:style-name="P1">Ooh, </text:p>
        <text:p text:style-name="P1"/>
        <text:p text:style-name="P1">啊你、你已經知影矣喔？</text:p>
        <text:p text:style-name="P1">ah lí, lí í-king tsai-iánn --ah --ooh?</text:p>
        <text:p text:style-name="P1"/>
        <text:p text:style-name="P1">Mh，</text:p>
        <text:p text:style-name="P1">Mh, </text:p>
        <text:p text:style-name="P1"/>
        <text:p text:style-name="P1">對伊上火車開始，</text:p>
        <text:p text:style-name="P1">uì i tsiūnn hué-tshia khai-sí, </text:p>
        <text:p text:style-name="P1"/>
        <text:p text:style-name="P1">就有人共我通報矣。</text:p>
        <text:p text:style-name="P1">tō ū lâng kā guá thong-pò --ah. </text:p>
        <text:p text:style-name="P1"/>
        <text:p text:style-name="P1">啊伊有共恁講啥無？</text:p>
        <text:p text:style-name="P1">Ah i ū kā lín kóng siánn --bô?</text:p>
        <text:p text:style-name="P1"/>
        <text:p text:style-name="P1">喔，</text:p>
        <text:p text:style-name="P1">Ooh, </text:p>
        <text:p text:style-name="P1"/>
        <text:p text:style-name="P1">聽講乎有接著日本來的消息啦，</text:p>
        <text:p text:style-name="P1">thiann-kóng --honnh ū <text:soft-page-break/>tsiap-tio̍h Ji̍t-pún lâi ê siau-sit --lah, </text:p>
        <text:p text:style-name="P1"/>
        <text:p text:style-name="P1">講彼 雍仁 親王殿下喔欲來製糖所巡察啦，</text:p>
        <text:p text:style-name="P1">kóng he <text:s/>Iong-lîn <text:s/>tshin-ông tiān-hā --ooh beh lâi tsè-thn̂g-sóo sûn-tshat --lah, </text:p>
        <text:p text:style-name="P1"/>
        <text:p text:style-name="P1">啊建議阮講乎，</text:p>
        <text:p text:style-name="P1">ah kiàn-gī gún kóng --honnh, </text:p>
        <text:p text:style-name="P1"/>
        <text:p text:style-name="P1">會用得去揣親王殿下抗議啦。</text:p>
        <text:p text:style-name="P1">ē-īng-eh khì tshuē tshin-ông tiān-hā khòng-gī --lah.</text:p>
        <text:p text:style-name="P1"/>
        <text:p text:style-name="P1">這寡左派的人，</text:p>
        <text:p text:style-name="P1">Tsit kuá tsó-phài ê lâng, </text:p>
        <text:p text:style-name="P1"/>
        <text:p text:style-name="P1">佇咧日本閣舞袂離，</text:p>
        <text:p text:style-name="P1">tī-leh Ji̍t-pún koh bú buē lī, </text:p>
        <text:p text:style-name="P1"/>
        <text:p text:style-name="P1">閣欲來到臺灣煽動農民抗爭。</text:p>
        <text:p text:style-name="P1">koh beh lâi kàu Tâi-uân siàn-tōng lông-bîn khòng-tsing. </text:p>
        <text:p text:style-name="P1"/>
        <text:p text:style-name="P1">阿肥啊。</text:p>
        <text:p text:style-name="P1">A-puî --ah.</text:p>
        <text:p text:style-name="P1"/>
        <text:p text:style-name="P1">大、大人。</text:p>
        <text:p text:style-name="P1">Tāi, tāi-lîn.</text:p>
        <text:p text:style-name="P1"/>
        <text:p text:style-name="P1">你欲去大稻埕揣工課的代誌，</text:p>
        <text:p text:style-name="P1">Lí beh khì Tuā-tiū-tiânn tshuē khang-khuè ê tāi-tsì, </text:p>
        <text:p text:style-name="P1"/>
        <text:p text:style-name="P1">我共你安排好矣。</text:p>
        <text:p text:style-name="P1">guá kā lí an-pâi hó --ah.</text:p>
        <text:p text:style-name="P1"/>
        <text:p text:style-name="P1">諾， ありがとうございます ！</text:p>
        <text:p text:style-name="P1">Hioh, <text:s/>ありがとうございます !</text:p>
        <text:p text:style-name="P1"/>
        <text:p text:style-name="P1">猶毋過我有一件代誌愛你去做。</text:p>
        <text:p text:style-name="P1">Iah-m̄-koh guá ū tsi̍t kiānn tāi-tsì ài lí khì tsò.</text:p>
        <text:p text:style-name="P1"/>
        <text:p text:style-name="P1">無可能啦，</text:p>
        <text:p text:style-name="P1">Bô khó-lîng --lah, </text:p>
        <text:p text:style-name="P1"/>
        <text:p text:style-name="P1">哪有可能差遮濟，</text:p>
        <text:p text:style-name="P1">ná ū khó-lîng tsha tsiah tsuē, </text:p>
        <text:p text:style-name="P1"/>
        <text:p text:style-name="P1">規牛車呢，</text:p>
        <text:p text:style-name="P1">kui gû-tshia --neh, </text:p>
        <text:p text:style-name="P1"/>
        <text:p text:style-name="P1">哪有可能才幾斤。</text:p>
        <text:p text:style-name="P1">ná ū khó-lîng tsiah kuí kin.</text:p>
        <text:p text:style-name="P1"/>
        <text:p text:style-name="P1">你莫佇遐烏白講啦。</text:p>
        <text:p text:style-name="P1">Lí mài tī hia oo-pe̍h kóng --lah.</text:p>
        <text:p text:style-name="P1"/>
        <text:p text:style-name="P1">發生啥物代誌，</text:p>
        <text:p text:style-name="P1">Huat-sing sánn-mih tāi-tsì, </text:p>
        <text:p text:style-name="P1"/>
        <text:p text:style-name="P1">逐家哪會遮受氣？</text:p>
        <text:p text:style-name="P1">ta̍k-ke ná ē tsiah siū-khì?</text:p>
        <text:p text:style-name="P1"/>
        <text:p text:style-name="P1"><text:s/>天生仔 ，</text:p>
        <text:p text:style-name="P1"><text:s/>Thian-sing--á , </text:p>
        <text:p text:style-name="P1"/>
        <text:p text:style-name="P1"><text:soft-page-break/>製糖所佇咧磅仔頂面乎動跤手啦，</text:p>
        <text:p text:style-name="P1">tsè-thn̂g-sóo tī-leh pōng-á tíng-bīn --honnh tāng-kha-tshiú --lah, </text:p>
        <text:p text:style-name="P1"/>
        <text:p text:style-name="P1">竟然乎共咱的甘蔗偷斤減兩呢。</text:p>
        <text:p text:style-name="P1">kìng-liân --honnh kā lán ê kam-tsià thau-kin-kiám-niú --neh.</text:p>
        <text:p text:style-name="P1"/>
        <text:p text:style-name="P1">著啊，</text:p>
        <text:p text:style-name="P1">Tio̍h --ah, </text:p>
        <text:p text:style-name="P1"/>
        <text:p text:style-name="P1"><text:s/>天生仔 ，</text:p>
        <text:p text:style-name="P1"><text:s/>Thian-sing--á , </text:p>
        <text:p text:style-name="P1"/>
        <text:p text:style-name="P1">你看in有偌惡質，</text:p>
        <text:p text:style-name="P1">lí khuànn in ū guā ok-tsit, </text:p>
        <text:p text:style-name="P1"/>
        <text:p text:style-name="P1">竟然共咱烏白秤啦。</text:p>
        <text:p text:style-name="P1">kìng-liân kā lán oo-pe̍h tshìn--lah.</text:p>
        <text:p text:style-name="P1"/>
        <text:p text:style-name="P1">啊你烏白講，</text:p>
        <text:p text:style-name="P1">Ah lí oo-pe̍h kóng, </text:p>
        <text:p text:style-name="P1"/>
        <text:p text:style-name="P1">啊磅仔哪有啥物問題啦，</text:p>
        <text:p text:style-name="P1">ah pōng-á ná ū siánn-mih būn-tê --lah, </text:p>
        <text:p text:style-name="P1"/>
        <text:p text:style-name="P1">彼是你的甘蔗種了咧䆀呢，</text:p>
        <text:p text:style-name="P1">he sī lí ê kam-tsià tsìng liáu leh bái --neh, </text:p>
        <text:p text:style-name="P1"/>
        <text:p text:style-name="P1">毋才會輕秤。</text:p>
        <text:p text:style-name="P1">m̄ tsiah ē khin tshìn.</text:p>
        <text:p text:style-name="P1"/>
        <text:p text:style-name="P1">啊你凊彩講講咧，</text:p>
        <text:p text:style-name="P1">Ah lí tshìn-tshái kóng-kóng--eh, </text:p>
        <text:p text:style-name="P1"/>
        <text:p text:style-name="P1">彼甘蔗閣較按怎輕秤，</text:p>
        <text:p text:style-name="P1">he kam-tsià koh khah án-nuá khin tshìn, </text:p>
        <text:p text:style-name="P1"/>
        <text:p text:style-name="P1">嘛無可能一牛車才一千兩百斤，</text:p>
        <text:p text:style-name="P1">mā bô khó-lîng tsi̍t gû-tshia tsiah tsi̍t-tshing nn̄g-pah kin, </text:p>
        <text:p text:style-name="P1"/>
        <text:p text:style-name="P1">而且毋但是我喔，</text:p>
        <text:p text:style-name="P1">lî-tshiánn m̄-nā sī guá --ooh, </text:p>
        <text:p text:style-name="P1"/>
        <text:p text:style-name="P1">其他的人嘛攏按呢，</text:p>
        <text:p text:style-name="P1">kî-tha ê lâng mā lóng án-ne, </text:p>
        <text:p text:style-name="P1"/>
        <text:p text:style-name="P1">根本就是你的磅仔有問題啊。</text:p>
        <text:p text:style-name="P1">kun-pún tō sī lí ê pōng-á ū būn-tê --ah.</text:p>
        <text:p text:style-name="P1"/>
        <text:p text:style-name="P1">著啦，</text:p>
        <text:p text:style-name="P1">Tio̍h --lah, </text:p>
        <text:p text:style-name="P1"/>
        <text:p text:style-name="P1">你磅仔有問題啦。</text:p>
        <text:p text:style-name="P1">lí pōng-á ū būn-tê --lah.</text:p>
        <text:p text:style-name="P1"/>
        <text:p text:style-name="P1">哎啊，</text:p>
        <text:p text:style-name="P1">Aih --ah, </text:p>
        <text:p text:style-name="P1"/>
        <text:p text:style-name="P1">隨在你按怎講啦，</text:p>
        <text:p text:style-name="P1">suî-tsāi lí án-ná kóng --lah, </text:p>
        <text:p text:style-name="P1"/>
        <text:p text:style-name="P1">橫直乎磅仔無問題啦，</text:p>
        <text:p text:style-name="P1">huînn-ti̍t --honnh pōng-á bô būn-tê --lah, </text:p>
        <text:p text:style-name="P1"/>
        <text:p text:style-name="P1"><text:soft-page-break/>啊恁若無想欲秤乎，</text:p>
        <text:p text:style-name="P1">ah lín nā bô siūnn-beh tshìn --honnh, </text:p>
        <text:p text:style-name="P1"/>
        <text:p text:style-name="P1">啊無轉去食家己啦！</text:p>
        <text:p text:style-name="P1">ah bô tńg-khì tsia̍h-ka-tī --lah!</text:p>
        <text:p text:style-name="P1"/>
        <text:p text:style-name="P1">好、好、好、好，</text:p>
        <text:p text:style-name="P1">Hó, hó, hó, hó, </text:p>
        <text:p text:style-name="P1"/>
        <text:p text:style-name="P1">逐家注意看喔，</text:p>
        <text:p text:style-name="P1">ta̍k-ke tsù-ì khuànn --ooh, </text:p>
        <text:p text:style-name="P1"/>
        <text:p text:style-name="P1">我按呢加一个人踏起去加偌重？</text:p>
        <text:p text:style-name="P1">guá án-ne ke tsi̍t ê lâng ta̍h --khí-khì ke guā tāng?</text:p>
        <text:p text:style-name="P1"/>
        <text:p text:style-name="P1">好，</text:p>
        <text:p text:style-name="P1">Hó, </text:p>
        <text:p text:style-name="P1"/>
        <text:p text:style-name="P1">你共秤看覓咧。</text:p>
        <text:p text:style-name="P1">lí kā tshìn khuànn-māi --leh. </text:p>
        <text:p text:style-name="P1"/>
        <text:p text:style-name="P1">謼，</text:p>
        <text:p text:style-name="P1">Hooh, </text:p>
        <text:p text:style-name="P1"/>
        <text:p text:style-name="P1">傷譀啦，</text:p>
        <text:p text:style-name="P1">siunn hàm --lah, </text:p>
        <text:p text:style-name="P1"/>
        <text:p text:style-name="P1">加一个人徛起去才加五十斤⿰爾爾，</text:p>
        <text:p text:style-name="P1">ke tsi̍t ê lâng khiā --khí-lì tsiah ke gōo-tsa̍p kin nia̋, </text:p>
        <text:p text:style-name="P1"/>
        <text:p text:style-name="P1">哪有可能啦。</text:p>
        <text:p text:style-name="P1">ná ū khó-lîng --lah.</text:p>
        <text:p text:style-name="P1"/>
        <text:p text:style-name="P1">經理，</text:p>
        <text:p text:style-name="P1">King-lí, </text:p>
        <text:p text:style-name="P1"/>
        <text:p text:style-name="P1">你按呢實在真超過喔，</text:p>
        <text:p text:style-name="P1">lí án-ne si̍t-tsāi tsin tshiau-kuè --ooh, </text:p>
        <text:p text:style-name="P1"/>
        <text:p text:style-name="P1">你根本就咧剝削阮嘛。</text:p>
        <text:p text:style-name="P1">lí kin-pún tō leh pak-siah guán --mah.</text:p>
        <text:p text:style-name="P1"/>
        <text:p text:style-name="P1">著啊，</text:p>
        <text:p text:style-name="P1">Tio̍h --ah, </text:p>
        <text:p text:style-name="P1"/>
        <text:p text:style-name="P1"><text:s/>天生仔 ，</text:p>
        <text:p text:style-name="P1"><text:s/>Thian-sing--á , </text:p>
        <text:p text:style-name="P1"/>
        <text:p text:style-name="P1">莫佮伊講遮濟啦！</text:p>
        <text:p text:style-name="P1">mài kah i kóng tsiah tsē --lah! </text:p>
        <text:p text:style-name="P1"/>
        <text:p text:style-name="P1">叫伊共磅仔換掉，</text:p>
        <text:p text:style-name="P1">Kiò i kā pōng-á uānn-tiāu, </text:p>
        <text:p text:style-name="P1"/>
        <text:p text:style-name="P1">全部就攏愛重秤啦。</text:p>
        <text:p text:style-name="P1">tsuân-pōo tō lóng ài tîng tshìn --lah.</text:p>
        <text:p text:style-name="P1"/>
        <text:p text:style-name="P1">重秤啦！</text:p>
        <text:p text:style-name="P1">Tîng tshìn --lah!</text:p>
        <text:p text:style-name="P1"/>
        <text:p text:style-name="P1">著啊，</text:p>
        <text:p text:style-name="P1">Tio̍h --ah,</text:p>
        <text:p text:style-name="P1"/>
        <text:p text:style-name="P1">你莫佇遐相諍啦。</text:p>
        <text:p text:style-name="P1">lí mài tī hia sio-tsènn --lah.</text:p>
        <text:p text:style-name="P1"/>
        <text:p text:style-name="P1">磅仔換掉、磅仔換掉啦。</text:p>
        <text:p text:style-name="P1">Pōng-á uānn-tiāu, pōng-á uānn-tiāu --lah. </text:p>
        <text:p text:style-name="P1"><text:soft-page-break/></text:p>
        <text:p text:style-name="P1">你走去佗位！</text:p>
        <text:p text:style-name="P1">Lí tsáu khì tó-uī!</text:p>
        <text:p text:style-name="P1"/>
        <text:p text:style-name="P1"><text:s/>（日語） </text:p>
        <text:p text:style-name="P1"><text:s/>(日語) </text:p>
        <text:p text:style-name="P1"/>
        <text:p text:style-name="P1"><text:s/>（日語） ，</text:p>
        <text:p text:style-name="P1"><text:s/>(日語) , </text:p>
        <text:p text:style-name="P1"/>
        <text:p text:style-name="P1">毋是阮咧鬧代誌，</text:p>
        <text:p text:style-name="P1">m̄ sī gún leh nāu tāi-tsì, </text:p>
        <text:p text:style-name="P1"/>
        <text:p text:style-name="P1">實在是喔in傷過分啦。</text:p>
        <text:p text:style-name="P1">si̍t-tsāi sī --ooh in siunn kuè-hun --lah.</text:p>
        <text:p text:style-name="P1"/>
        <text:p text:style-name="P1"><text:s/>（日語） </text:p>
        <text:p text:style-name="P1"><text:s/>(日語) </text:p>
        <text:p text:style-name="P1"/>
        <text:p text:style-name="P1">恁共看啦，</text:p>
        <text:p text:style-name="P1">Lín kā khuànn --lah, </text:p>
        <text:p text:style-name="P1"/>
        <text:p text:style-name="P1">竟然用偷斤減兩的方式乎咧欺騙咱啦，</text:p>
        <text:p text:style-name="P1">kìng-liân iōng thau-kin-kiám-niú ê hong-sik --honnh leh khi-phiàn --lán --lah, </text:p>
        <text:p text:style-name="P1"/>
        <text:p text:style-name="P1">真正是欺負人太忝咧矣。</text:p>
        <text:p text:style-name="P1">tsin-tsiànn sī khi-hū lâng thài thiám --leh --ah.</text:p>
        <text:p text:style-name="P1"/>
        <text:p text:style-name="P1">莫怪人咧講乎，</text:p>
        <text:p text:style-name="P1">Bo̍k-kuài lâng leh kóng --honnh, </text:p>
        <text:p text:style-name="P1"/>
        <text:p text:style-name="P1">天下第一戇，</text:p>
        <text:p text:style-name="P1">thian-hā tē-it gōng, </text:p>
        <text:p text:style-name="P1"/>
        <text:p text:style-name="P1">種甘蔗予會社磅，</text:p>
        <text:p text:style-name="P1">tsìng kam-tsià hōo huē-siā pōng, </text:p>
        <text:p text:style-name="P1"/>
        <text:p text:style-name="P1">就像咱這種的啦！</text:p>
        <text:p text:style-name="P1">tō tshiūnn lán tsit tsióng --ê --lah!</text:p>
        <text:p text:style-name="P1"/>
        <text:p text:style-name="P1">著啦，</text:p>
        <text:p text:style-name="P1">Tio̍h --lah,</text:p>
        <text:p text:style-name="P1"/>
        <text:p text:style-name="P1">自這馬開始乎，</text:p>
        <text:p text:style-name="P1">tsū tsit-má khai-sí --honnh, </text:p>
        <text:p text:style-name="P1"/>
        <text:p text:style-name="P1">咱莫閣做戇仔予in騙矣啦。</text:p>
        <text:p text:style-name="P1">lán mài koh tsò gōng-á hōo in phiàn --ah --lah.</text:p>
        <text:p text:style-name="P1"/>
        <text:p text:style-name="P1">著啦，</text:p>
        <text:p text:style-name="P1">Tio̍h --lah, </text:p>
        <text:p text:style-name="P1"/>
        <text:p text:style-name="P1">莫閣做戇仔啦。</text:p>
        <text:p text:style-name="P1">mài koh tsò gōng-á --lah.</text:p>
        <text:p text:style-name="P1"/>
        <text:p text:style-name="P1"><text:s/>天生仔 ，</text:p>
        <text:p text:style-name="P1"><text:s/>Thian-sing--á , </text:p>
        <text:p text:style-name="P1"/>
        <text:p text:style-name="P1">我看明仔載乎彼親王喔欲去製糖所巡查，</text:p>
        <text:p text:style-name="P1">guá khuànn bîn-á-tsài --honnh he tshin-ông --ooh beh khì tsè-thn̂g-sóo sûn-tsa, </text:p>
        <text:p text:style-name="P1"/>
        <text:p text:style-name="P1">咱乎就來揣伊陳情啦，</text:p>
        <text:p text:style-name="P1">lán --honnh tō lâi tshuē i tîn-tsîng --lah, </text:p>
        <text:p text:style-name="P1"/>
        <text:p text:style-name="P1"><text:soft-page-break/>共這抗爭乎舞予大啦，</text:p>
        <text:p text:style-name="P1">kā tse khòng-tsing --honnh bú hōo tuā --lah, </text:p>
        <text:p text:style-name="P1"/>
        <text:p text:style-name="P1">予所有的人知影乎，</text:p>
        <text:p text:style-name="P1">hōo sóo-ū ê lâng tsai-iánn --honnh, </text:p>
        <text:p text:style-name="P1"/>
        <text:p text:style-name="P1">製糖所乎是按怎共咱剝削的啦。</text:p>
        <text:p text:style-name="P1">tsè-thn̂g-sóo --honnh sī án-nuá kā lán pak-siah --ê --lah.</text:p>
        <text:p text:style-name="P1"/>
        <text:p text:style-name="P1">是啊，</text:p>
        <text:p text:style-name="P1">Sī --ah, </text:p>
        <text:p text:style-name="P1"/>
        <text:p text:style-name="P1">來去陳情啦！</text:p>
        <text:p text:style-name="P1">lâi khì tîn-tsîng --lah! </text:p>
        <text:p text:style-name="P1"/>
        <text:p text:style-name="P1">咱袂用得閣吞忍⿰落去矣。</text:p>
        <text:p text:style-name="P1">Lán bē-īng-eh koh thun-lún lueh --ah.</text:p>
        <text:p text:style-name="P1"/>
        <text:p text:style-name="P1">著啦，</text:p>
        <text:p text:style-name="P1">Tio̍h --lah, </text:p>
        <text:p text:style-name="P1"/>
        <text:p text:style-name="P1">共代誌舞予大條喔，</text:p>
        <text:p text:style-name="P1">kā tāi-tsì bú hōo tuā tiâu --ooh, </text:p>
        <text:p text:style-name="P1"/>
        <text:p text:style-name="P1">咱才袂予食死死啦。</text:p>
        <text:p text:style-name="P1">lán tsiah buē hōo tsia̍h-sí-sí --lah.</text:p>
        <text:p text:style-name="P1"/>
        <text:p text:style-name="P1">著啦著啦。</text:p>
        <text:p text:style-name="P1">Tio̍h --lah tio̍h --lah.</text:p>
        <text:p text:style-name="P1"/>
        <text:p text:style-name="P1">好啊，</text:p>
        <text:p text:style-name="P1">Hó --ah, </text:p>
        <text:p text:style-name="P1"/>
        <text:p text:style-name="P1">既然逐家若是有決心乎，</text:p>
        <text:p text:style-name="P1">kì-liân ta̍k-ke nā sī ū kuat-sim --honnh, </text:p>
        <text:p text:style-name="P1"/>
        <text:p text:style-name="P1">咱著愛揣親王陳情，</text:p>
        <text:p text:style-name="P1">lán to̍h-ài tshuē tshin-ông tîn-tsîng, </text:p>
        <text:p text:style-name="P1"/>
        <text:p text:style-name="P1">但是乎，</text:p>
        <text:p text:style-name="P1">tān-sī --honnh, </text:p>
        <text:p text:style-name="P1"/>
        <text:p text:style-name="P1">逐家一定愛掠予在喔，</text:p>
        <text:p text:style-name="P1">ta̍k-ke it-tīng ài lia̍h hōo tsāi --ooh, </text:p>
        <text:p text:style-name="P1"/>
        <text:p text:style-name="P1">毋通傷過生狂，</text:p>
        <text:p text:style-name="P1">m̄-thang siunn kuè tshinn-kông, </text:p>
        <text:p text:style-name="P1"/>
        <text:p text:style-name="P1">啊若無到時⿰予人當做暴民攏掠掠去乎，</text:p>
        <text:p text:style-name="P1">ah nā-bô kàu-sî hőng tòng-tsò pō-bîn lóng lia̍h-lia̍h-khì --honnh, </text:p>
        <text:p text:style-name="P1"/>
        <text:p text:style-name="P1">啊就無彩咱咧抗爭矣啦。</text:p>
        <text:p text:style-name="P1">ah tō bô-tshái lán leh khòng-tsing --ah --lah.</text:p>
        <text:p text:style-name="P1"/>
        <text:p text:style-name="P1">著啦著啦，</text:p>
        <text:p text:style-name="P1">Tio̍h --lah tio̍h --lah, </text:p>
        <text:p text:style-name="P1"/>
        <text:p text:style-name="P1">好啦，</text:p>
        <text:p text:style-name="P1">hó --lah, </text:p>
        <text:p text:style-name="P1"/>
        <text:p text:style-name="P1">抑無乎一切乎攏聽 天生仔 指揮啦乎？</text:p>
        <text:p text:style-name="P1">ah-bô --honnh <text:s/>it-tshè --honnh lóng thiann <text:s/>Thian-sing--á <text:s/>tsí-hui <text:soft-page-break/>--lah --honnh?</text:p>
        <text:p text:style-name="P1"/>
        <text:p text:style-name="P1">好啦好啦。</text:p>
        <text:p text:style-name="P1">Hó --lah hó --lah.</text:p>
        <text:p text:style-name="P1"/>
        <text:p text:style-name="P1">叫著我，</text:p>
        <text:p text:style-name="P1">Kiò-tio̍h guá, </text:p>
        <text:p text:style-name="P1"/>
        <text:p text:style-name="P1">叫著我，</text:p>
        <text:p text:style-name="P1">kiò-tio̍h guá, </text:p>
        <text:p text:style-name="P1"/>
        <text:p text:style-name="P1">黃昏的故鄉不時咧叫我，</text:p>
        <text:p text:style-name="P1">hông-hun ê kòo-hiong put-sî leh kiò guá, </text:p>
        <text:p text:style-name="P1"/>
        <text:p text:style-name="P1">叫我這个苦命的男性，</text:p>
        <text:p text:style-name="P1">kiò guá tsit ê khóo-miā ê lâm-sìng, </text:p>
        <text:p text:style-name="P1"/>
        <text:p text:style-name="P1">流浪的人，</text:p>
        <text:p text:style-name="P1">liû-lōng ê lâng, </text:p>
        <text:p text:style-name="P1"/>
        <text:p text:style-name="P1">無厝的渡鳥。</text:p>
        <text:p text:style-name="P1">bô tshù ê tōo tsiáu. </text:p>
        <text:p text:style-name="P1"/>
        <text:p text:style-name="P1"><text:s/>阿梅仔 ，</text:p>
        <text:p text:style-name="P1"><text:s/>A-muî--á , </text:p>
        <text:p text:style-name="P1"/>
        <text:p text:style-name="P1">啊你哪會猶未睏？</text:p>
        <text:p text:style-name="P1">ah lí ná ē ah-bē khùn? </text:p>
        <text:p text:style-name="P1"/>
        <text:p text:style-name="P1">阿爸唱歌去共你吵著諾？</text:p>
        <text:p text:style-name="P1">A-pah tshiùnn-kua khì kā lí tshá--tio̍h --hioh?</text:p>
        <text:p text:style-name="P1"/>
        <text:p text:style-name="P1">無啦，</text:p>
        <text:p text:style-name="P1">Bô --lah, </text:p>
        <text:p text:style-name="P1"/>
        <text:p text:style-name="P1">是我家己睏袂去。</text:p>
        <text:p text:style-name="P1">sī guá ka-tī khùn bē khì.</text:p>
        <text:p text:style-name="P1"/>
        <text:p text:style-name="P1">啊你手提彼啥？</text:p>
        <text:p text:style-name="P1">Ah lí tshiú the̍h he siánn? </text:p>
        <text:p text:style-name="P1"/>
        <text:p text:style-name="P1">啊閣藏咧後壁，</text:p>
        <text:p text:style-name="P1">Ah koh tshàng leh āu-piah, </text:p>
        <text:p text:style-name="P1"/>
        <text:p text:style-name="P1">來、來、來，</text:p>
        <text:p text:style-name="P1">lâi, lâi, lâi, </text:p>
        <text:p text:style-name="P1"/>
        <text:p text:style-name="P1">提來予阿爸看覓，</text:p>
        <text:p text:style-name="P1">the̍h lâi hōo a-pa khuànn-māi, </text:p>
        <text:p text:style-name="P1"/>
        <text:p text:style-name="P1">來啦。</text:p>
        <text:p text:style-name="P1">lâi --lah. </text:p>
        <text:p text:style-name="P1"/>
        <text:p text:style-name="P1">啊你替阿爸補鞋仔喔？</text:p>
        <text:p text:style-name="P1">Ah lí thè a-pah póo ê-á --ooh?</text:p>
        <text:p text:style-name="P1"/>
        <text:p text:style-name="P1">Mh，</text:p>
        <text:p text:style-name="P1">Mh, </text:p>
        <text:p text:style-name="P1"/>
        <text:p text:style-name="P1">我看阿母這站仔攏綴你咧無閒，</text:p>
        <text:p text:style-name="P1">guá khuànn a-bú tsit-tsām-á lóng tuè lí leh bô-îng,</text:p>
        <text:p text:style-name="P1"/>
        <text:p text:style-name="P1">無時間替你補鞋仔，</text:p>
        <text:p text:style-name="P1">bô sî-kan thè lí póo ê-á, </text:p>
        <text:p text:style-name="P1"/>
        <text:p text:style-name="P1">我就想講共補起來，</text:p>
        <text:p text:style-name="P1">guá tō siūnn-kóng kā póo --khí-lâi,</text:p>
        <text:p text:style-name="P1"/>
        <text:p text:style-name="P1">阿爸，</text:p>
        <text:p text:style-name="P1">a-pah, </text:p>
        <text:p text:style-name="P1"/>
        <text:p text:style-name="P1">你穿看覓咧，</text:p>
        <text:p text:style-name="P1">lí tshīng khuànn-māi <text:soft-page-break/>--leh, </text:p>
        <text:p text:style-name="P1"/>
        <text:p text:style-name="P1">看好穿無？</text:p>
        <text:p text:style-name="P1">khuànn hó-tshīng --bô?</text:p>
        <text:p text:style-name="P1"/>
        <text:p text:style-name="P1">喔，</text:p>
        <text:p text:style-name="P1">Ooh, </text:p>
        <text:p text:style-name="P1"/>
        <text:p text:style-name="P1">好啊。</text:p>
        <text:p text:style-name="P1">hó --ah.</text:p>
        <text:p text:style-name="P1"/>
        <text:p text:style-name="P1">哪會按呢啦！</text:p>
        <text:p text:style-name="P1">Ná ē án-ne --lah! </text:p>
        <text:p text:style-name="P1"/>
        <text:p text:style-name="P1">阿爸，</text:p>
        <text:p text:style-name="P1">A-pah, </text:p>
        <text:p text:style-name="P1"/>
        <text:p text:style-name="P1">歹勢啦，</text:p>
        <text:p text:style-name="P1">pháinn-sè --lah, </text:p>
        <text:p text:style-name="P1"/>
        <text:p text:style-name="P1">我掠準講攏補好矣，</text:p>
        <text:p text:style-name="P1">guá lia̍h-tsún kóng lóng póo hó --ah, </text:p>
        <text:p text:style-name="P1"/>
        <text:p text:style-name="P1">哪會知影閣脫線矣。</text:p>
        <text:p text:style-name="P1">ná ē tsai-iánn koh thuat-suànn --ah.</text:p>
        <text:p text:style-name="P1"/>
        <text:p text:style-name="P1">袂啦，</text:p>
        <text:p text:style-name="P1">Bē --lah, </text:p>
        <text:p text:style-name="P1"/>
        <text:p text:style-name="P1">彼按呢一空仔囝⿰爾爾⿰無要緊啦！</text:p>
        <text:p text:style-name="P1">he án-ne tsi̍t khang-á-kiánn nia̋ bua̋-kín --lah! </text:p>
        <text:p text:style-name="P1"/>
        <text:p text:style-name="P1">你補甲真好勢啊，</text:p>
        <text:p text:style-name="P1">Lí póo kah tsin hó-sè --ah, </text:p>
        <text:p text:style-name="P1"/>
        <text:p text:style-name="P1">阿爸穿甲誠四序呢！</text:p>
        <text:p text:style-name="P1">a-pah tshīng kah tsiânn sù-sī --neh! </text:p>
        <text:p text:style-name="P1"/>
        <text:p text:style-name="P1">哈哈！</text:p>
        <text:p text:style-name="P1">Ha ha! </text:p>
        <text:p text:style-name="P1"/>
        <text:p text:style-name="P1">誠gâu，</text:p>
        <text:p text:style-name="P1">Tsiânn gâu, </text:p>
        <text:p text:style-name="P1"/>
        <text:p text:style-name="P1">來、來、來，</text:p>
        <text:p text:style-name="P1">lâi, lâi, lâi, </text:p>
        <text:p text:style-name="P1"/>
        <text:p text:style-name="P1">起來遮坐，</text:p>
        <text:p text:style-name="P1">khí-lâi tsia tsē, </text:p>
        <text:p text:style-name="P1"/>
        <text:p text:style-name="P1">阿爸有話欲共你講，</text:p>
        <text:p text:style-name="P1">a-pah ū uē beh kā lí kóng, </text:p>
        <text:p text:style-name="P1"/>
        <text:p text:style-name="P1">阿爸這站仔乎較無閒，</text:p>
        <text:p text:style-name="P1">a-pah tsit-tsām-á --honnh khah bô-îng, </text:p>
        <text:p text:style-name="P1"/>
        <text:p text:style-name="P1">嘛攏無時間教你捌字寫字，</text:p>
        <text:p text:style-name="P1">mā lóng bô sî-kan kà lí bat lī siá lī, </text:p>
        <text:p text:style-name="P1"/>
        <text:p text:style-name="P1">啊你攏有家己咧練習寫字乎？</text:p>
        <text:p text:style-name="P1">ah lí lóng ū ka-tī leh liān-si̍p siá jī --honnh?</text:p>
        <text:p text:style-name="P1"/>
        <text:p text:style-name="P1">Mh，</text:p>
        <text:p text:style-name="P1">Mh,</text:p>
        <text:p text:style-name="P1"/>
        <text:p text:style-name="P1">只要有時間，</text:p>
        <text:p text:style-name="P1">tsí-iàu ū sî-kan, </text:p>
        <text:p text:style-name="P1"/>
        <text:p text:style-name="P1">我就會練寫字，</text:p>
        <text:p text:style-name="P1">guá tō ē liān siá lī,</text:p>
        <text:p text:style-name="P1"/>
        <text:p text:style-name="P1">會當加捌幾个字，</text:p>
        <text:p text:style-name="P1"><text:soft-page-break/>ē-tàng ke bat kuí ê lī, </text:p>
        <text:p text:style-name="P1"/>
        <text:p text:style-name="P1">我感覺足歡喜的。</text:p>
        <text:p text:style-name="P1">guá kám-kak tsiok huann-hí --ê.</text:p>
        <text:p text:style-name="P1"/>
        <text:p text:style-name="P1">阿爸是艱苦人啦，</text:p>
        <text:p text:style-name="P1">A-pah sī kan-khóo lâng --lah, </text:p>
        <text:p text:style-name="P1"/>
        <text:p text:style-name="P1">無能力送你去公學校讀冊，</text:p>
        <text:p text:style-name="P1">bô lîng-li̍k sàng lí khì kong-ha̍k-hāu tha̍k-tsheh, </text:p>
        <text:p text:style-name="P1"/>
        <text:p text:style-name="P1">啊我家己捌的字也無濟啊，</text:p>
        <text:p text:style-name="P1">ah guá ka-kī bat ê lī ā bô tsē --ah, </text:p>
        <text:p text:style-name="P1"/>
        <text:p text:style-name="P1">你一定愛會記得，</text:p>
        <text:p text:style-name="P1">lí it-tīng ài ē-kì-eh,</text:p>
        <text:p text:style-name="P1"/>
        <text:p text:style-name="P1">以後若是有機會，</text:p>
        <text:p text:style-name="P1">í-āu nā sī ū ki-huē, </text:p>
        <text:p text:style-name="P1"/>
        <text:p text:style-name="P1">有時間就愛加捌寡字，</text:p>
        <text:p text:style-name="P1">ū sî-kan tō ài ke bat kuá lī, </text:p>
        <text:p text:style-name="P1"/>
        <text:p text:style-name="P1">加看寡冊，</text:p>
        <text:p text:style-name="P1">ke khuànn kuá tsheh, </text:p>
        <text:p text:style-name="P1"/>
        <text:p text:style-name="P1">按呢以後才會有機會通出脫，</text:p>
        <text:p text:style-name="P1">án-ne í-āu tsiah ē ū ki-huē thang tshut-thuat, </text:p>
        <text:p text:style-name="P1"/>
        <text:p text:style-name="P1">知影無？</text:p>
        <text:p text:style-name="P1">tsai-iánn --bô?</text:p>
        <text:p text:style-name="P1"/>
        <text:p text:style-name="P1">阿爸講的話，</text:p>
        <text:p text:style-name="P1">A-pah kóng ê uē, </text:p>
        <text:p text:style-name="P1"/>
        <text:p text:style-name="P1">我一定記佇咧心肝內。</text:p>
        <text:p text:style-name="P1">guá it-tīng kì tī-leh sim-kuann-lāi.</text:p>
        <text:p text:style-name="P1"/>
        <text:p text:style-name="P1">人咧講乎，</text:p>
        <text:p text:style-name="P1">Lâng leh kóng --honnh, </text:p>
        <text:p text:style-name="P1"/>
        <text:p text:style-name="P1">智識就是力量，</text:p>
        <text:p text:style-name="P1">tì-sik tō sī la̍t-liōng, </text:p>
        <text:p text:style-name="P1"/>
        <text:p text:style-name="P1">希望有一工乎，</text:p>
        <text:p text:style-name="P1">hi-bāng ū tsi̍t kang --honnh, </text:p>
        <text:p text:style-name="P1"/>
        <text:p text:style-name="P1">親像你這號艱苦底的作田囡仔，</text:p>
        <text:p text:style-name="P1">tshin-tshiūnn lí tsit-lō kan-khóo té ê tsoh-tshân gín-á,</text:p>
        <text:p text:style-name="P1"/>
        <text:p text:style-name="P1">嘛會當去學校讀冊，</text:p>
        <text:p text:style-name="P1">mā ē-tàng khì ha̍k-hāu tha̍k-tsheh, </text:p>
        <text:p text:style-name="P1"/>
        <text:p text:style-name="P1">毋免按呢，</text:p>
        <text:p text:style-name="P1">m̄-bián án-ne, </text:p>
        <text:p text:style-name="P1"/>
        <text:p text:style-name="P1">綴大人咧田園仔按呢一直拖磨，</text:p>
        <text:p text:style-name="P1">tuè tuā-lâng leh tshân-hn̂g-á án-ne it-ti̍t thua-buâ, </text:p>
        <text:p text:style-name="P1"/>
        <text:p text:style-name="P1">以後嘛較袂去予欺負，</text:p>
        <text:p text:style-name="P1">í-āu mā khah buē khì hōo khi-hū, </text:p>
        <text:p text:style-name="P1"/>
        <text:p text:style-name="P1">若真正有彼一工乎，</text:p>
        <text:p text:style-name="P1">nā tsin-tsiànn ū hit tsi̍t kang --honnh, </text:p>
        <text:p text:style-name="P1"/>
        <text:p text:style-name="P1"><text:soft-page-break/>阿爸所做的一切就有價值矣。</text:p>
        <text:p text:style-name="P1">a-pah sóo tsò ê it-tshè tō ū kè-ta̍t --ah. </text:p>
        <text:p text:style-name="P1"/>
        <text:p text:style-name="P1">戇囡仔，</text:p>
        <text:p text:style-name="P1">Gōng gín-á, </text:p>
        <text:p text:style-name="P1"/>
        <text:p text:style-name="P1">你咧哭啥？</text:p>
        <text:p text:style-name="P1">lí leh khàu siánn?</text:p>
        <text:p text:style-name="P1"/>
        <text:p text:style-name="P1">我感覺阿爸足辛苦的，</text:p>
        <text:p text:style-name="P1">Guá kám-kak a-pah tsiok sin-khóo --ê, </text:p>
        <text:p text:style-name="P1"/>
        <text:p text:style-name="P1">我替你足毋甘的。</text:p>
        <text:p text:style-name="P1">guá thè lí tsiok m̄-kam --ê.</text:p>
        <text:p text:style-name="P1"/>
        <text:p text:style-name="P1">莫哭莫哭，</text:p>
        <text:p text:style-name="P1">Mài khàu mài khàu, </text:p>
        <text:p text:style-name="P1"/>
        <text:p text:style-name="P1">阿爸⿰無要緊啦，</text:p>
        <text:p text:style-name="P1">a-pah bua̋-kín --lah, </text:p>
        <text:p text:style-name="P1"/>
        <text:p text:style-name="P1">這兩工仔彼代誌若處理有好勢乎，</text:p>
        <text:p text:style-name="P1">tsit nn̄g-kang-á he tāi-tsì nā tshú-lí ū hó-sè --honnh, </text:p>
        <text:p text:style-name="P1"/>
        <text:p text:style-name="P1">阿爸就加足輕鬆的矣。</text:p>
        <text:p text:style-name="P1">a-pah tō ke tsiok khin-sang --ê --ah.</text:p>
        <text:p text:style-name="P1"/>
        <text:p text:style-name="P1">阿爸。</text:p>
        <text:p text:style-name="P1">A-pah.</text:p>
        <text:p text:style-name="P1"/>
        <text:p text:style-name="P1">乖，</text:p>
        <text:p text:style-name="P1">Kuai, </text:p>
        <text:p text:style-name="P1"/>
        <text:p text:style-name="P1">莫哭，</text:p>
        <text:p text:style-name="P1">mài khàu, </text:p>
        <text:p text:style-name="P1"/>
        <text:p text:style-name="P1">乖。</text:p>
        <text:p text:style-name="P1">kuai.</text:p>
        <text:p text:style-name="P1"/>
        <text:p text:style-name="P1"><text:s/>（日語） </text:p>
        <text:p text:style-name="P1"><text:s/>(日語) </text:p>
        <text:p text:style-name="P1"/>
        <text:p text:style-name="P1"><text:s/>（日語） </text:p>
        <text:p text:style-name="P1"><text:s/>(日語) </text:p>
        <text:p text:style-name="P1"/>
        <text:p text:style-name="P1"><text:s/>天生 。</text:p>
        <text:p text:style-name="P1"><text:s/>Thian-sing .</text:p>
        <text:p text:style-name="P1"/>
        <text:p text:style-name="P1">你是走去⿰佗位啦？</text:p>
        <text:p text:style-name="P1">Lí sī tsáu khì tueh --lah? </text:p>
        <text:p text:style-name="P1"/>
        <text:p text:style-name="P1">哪會遐慢。</text:p>
        <text:p text:style-name="P1">Ná ē hiah bān.</text:p>
        <text:p text:style-name="P1"/>
        <text:p text:style-name="P1">就腹肚疼啦，</text:p>
        <text:p text:style-name="P1">Tō pak-tóo thiànn --lah, </text:p>
        <text:p text:style-name="P1"/>
        <text:p text:style-name="P1">揣所在跍一下。</text:p>
        <text:p text:style-name="P1">tshuē sóo-tsāi khû --tsi̍t-ē.</text:p>
        <text:p text:style-name="P1"/>
        <text:p text:style-name="P1">啊你喔，</text:p>
        <text:p text:style-name="P1">Ah lí --ooh, </text:p>
        <text:p text:style-name="P1"/>
        <text:p text:style-name="P1">生雞卵無，</text:p>
        <text:p text:style-name="P1">senn ke-nn̄g bô, </text:p>
        <text:p text:style-name="P1"/>
        <text:p text:style-name="P1">放雞屎。</text:p>
        <text:p text:style-name="P1">pàng ke-sái.</text:p>
        <text:p text:style-name="P1"/>
        <text:p text:style-name="P1">來矣來矣。</text:p>
        <text:p text:style-name="P1">Lâi --ah lâi --ah.</text:p>
        <text:p text:style-name="P1"/>
        <text:p text:style-name="P1">逐家愛會記得喔，</text:p>
        <text:p text:style-name="P1"><text:soft-page-break/>Ta̍k-ke ài ē-kì-eh --ooh, </text:p>
        <text:p text:style-name="P1"/>
        <text:p text:style-name="P1">咱是來陳情，</text:p>
        <text:p text:style-name="P1">lán sī lâi tîn-tsîng, </text:p>
        <text:p text:style-name="P1"/>
        <text:p text:style-name="P1">毋是來鬧代誌的，</text:p>
        <text:p text:style-name="P1">m̄ sī lâi nāu tāi-tsì --ê, </text:p>
        <text:p text:style-name="P1"/>
        <text:p text:style-name="P1">毋通亂去唅！</text:p>
        <text:p text:style-name="P1">m̄-thang luān--khì --hannh!</text:p>
        <text:p text:style-name="P1"/>
        <text:p text:style-name="P1">知。</text:p>
        <text:p text:style-name="P1">Tsai.</text:p>
        <text:p text:style-name="P1"/>
        <text:p text:style-name="P1">行，</text:p>
        <text:p text:style-name="P1">Kiânn,</text:p>
        <text:p text:style-name="P1"/>
        <text:p text:style-name="P1">行動。</text:p>
        <text:p text:style-name="P1">hîng-tōng.</text:p>
        <text:p text:style-name="P1"/>
        <text:p text:style-name="P1">好。</text:p>
        <text:p text:style-name="P1">Hó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fda65" officeooo:paragraph-rsid="001fda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663-<text:page-number text:select-page="current">3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4:22:05.756933979</dc:date>
    <meta:editing-duration>PT5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4" meta:paragraph-count="1468" meta:word-count="9832" meta:character-count="26693" meta:non-whitespace-character-count="23087"/>
  </office:meta>
</office:document-meta>
</file>